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Mono" svg:font-family="'Roboto Mono', monospac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style:writing-mode="page"/>
    </style:style>
    <style:style style:name="P1" style:family="paragraph" style:parent-style-name="Text_20_body">
      <style:paragraph-properties fo:line-height="150%" fo:text-align="center" style:justify-single-word="false"/>
      <style:text-properties fo:color="#000000" loext:opacity="100%" fo:font-size="12pt" fo:font-style="italic" style:text-underline-style="none" officeooo:rsid="0086a83a" officeooo:paragraph-rsid="0086a83a" style:font-size-asian="12pt" style:font-style-asian="italic" style:font-size-complex="12pt" style:font-style-complex="italic"/>
    </style:style>
    <style:style style:name="P2" style:family="paragraph" style:parent-style-name="Text_20_body">
      <style:paragraph-properties fo:line-height="150%" fo:text-align="center" style:justify-single-word="false"/>
      <style:text-properties fo:color="#000000" loext:opacity="100%" fo:font-size="12pt" fo:font-style="italic" officeooo:rsid="00db345b" officeooo:paragraph-rsid="00db345b" style:font-size-asian="12pt" style:font-style-asian="italic" style:font-size-complex="12pt" style:font-style-complex="italic"/>
    </style:style>
    <style:style style:name="P3" style:family="paragraph" style:parent-style-name="Text_20_body">
      <style:paragraph-properties fo:line-height="150%"/>
      <style:text-properties fo:color="#000000" loext:opacity="100%" fo:font-size="12pt" fo:font-style="normal" officeooo:rsid="00db345b" style:font-size-asian="12pt" style:font-style-asian="normal" style:font-size-complex="12pt" style:font-style-complex="normal"/>
    </style:style>
    <style:style style:name="P4" style:family="paragraph" style:parent-style-name="Text_20_body">
      <style:paragraph-properties fo:text-align="start" style:justify-single-word="false"/>
      <style:text-properties fo:color="#000000" loext:opacity="100%" fo:font-size="12pt" fo:font-style="normal" officeooo:rsid="0086a83a" officeooo:paragraph-rsid="00a1465b" style:font-size-asian="12pt" style:font-style-asian="normal" style:font-size-complex="12pt" style:font-style-complex="normal"/>
    </style:style>
    <style:style style:name="P5" style:family="paragraph" style:parent-style-name="Standard">
      <style:paragraph-properties fo:line-height="150%" fo:text-align="center" style:justify-single-word="false"/>
      <style:text-properties fo:color="#000000" loext:opacity="100%" fo:font-size="14pt" officeooo:rsid="002082d1" officeooo:paragraph-rsid="002082d1" style:font-size-asian="14pt" style:font-size-complex="14pt"/>
    </style:style>
    <style:style style:name="P6" style:family="paragraph" style:parent-style-name="Standard">
      <style:paragraph-properties fo:line-height="150%"/>
      <style:text-properties fo:color="#000000" loext:opacity="100%"/>
    </style:style>
    <style:style style:name="P7" style:family="paragraph" style:parent-style-name="Preformatted_20_Text">
      <style:text-properties fo:color="#000000" loext:opacity="100%" fo:background-color="transparent"/>
    </style:style>
    <style:style style:name="P8" style:family="paragraph" style:parent-style-name="Preformatted_20_Text">
      <style:text-properties fo:color="#000000" loext:opacity="100%" officeooo:paragraph-rsid="008d594b" fo:background-color="transparent"/>
    </style:style>
    <style:style style:name="P9" style:family="paragraph" style:parent-style-name="Preformatted_20_Text">
      <style:paragraph-properties fo:line-height="100%"/>
      <style:text-properties fo:color="#000000" loext:opacity="100%" officeooo:paragraph-rsid="008d594b" fo:background-color="transparent"/>
    </style:style>
    <style:style style:name="P10" style:family="paragraph" style:parent-style-name="Text_20_body">
      <style:paragraph-properties fo:line-height="150%"/>
      <style:text-properties fo:color="#000000" loext:opacity="100%" officeooo:rsid="003db5a1" officeooo:paragraph-rsid="009930d2"/>
    </style:style>
    <style:style style:name="P11" style:family="paragraph" style:parent-style-name="Text_20_body">
      <style:paragraph-properties fo:line-height="150%"/>
    </style:style>
    <style:style style:name="P12" style:family="paragraph" style:parent-style-name="Standard">
      <style:paragraph-properties fo:line-height="150%"/>
      <style:text-properties officeooo:paragraph-rsid="0092b2a8"/>
    </style:style>
    <style:style style:name="P13" style:family="paragraph" style:parent-style-name="Text_20_body">
      <style:paragraph-properties fo:line-height="150%"/>
      <style:text-properties officeooo:paragraph-rsid="00925fe8"/>
    </style:style>
    <style:style style:name="P14" style:family="paragraph" style:parent-style-name="Text_20_body">
      <style:paragraph-properties fo:line-height="150%"/>
      <style:text-properties officeooo:paragraph-rsid="00994f8d"/>
    </style:style>
    <style:style style:name="P15" style:family="paragraph" style:parent-style-name="Text_20_body">
      <style:paragraph-properties fo:line-height="150%"/>
      <style:text-properties officeooo:paragraph-rsid="00cf57ba"/>
    </style:style>
    <style:style style:name="P16" style:family="paragraph" style:parent-style-name="Text_20_body">
      <style:paragraph-properties fo:line-height="150%" fo:text-align="center" style:justify-single-word="false"/>
      <style:text-properties officeooo:paragraph-rsid="009a6b24"/>
    </style:style>
    <style:style style:name="P17" style:family="paragraph" style:parent-style-name="Text_20_body">
      <style:paragraph-properties fo:line-height="150%"/>
      <style:text-properties officeooo:paragraph-rsid="0097396a"/>
    </style:style>
    <style:style style:name="P18" style:family="paragraph" style:parent-style-name="Text_20_body">
      <style:paragraph-properties fo:line-height="150%"/>
      <style:text-properties officeooo:paragraph-rsid="00ea301f"/>
    </style:style>
    <style:style style:name="P19" style:family="paragraph" style:parent-style-name="Text_20_body">
      <style:paragraph-properties fo:line-height="150%"/>
      <style:text-properties officeooo:paragraph-rsid="00ebcb69"/>
    </style:style>
    <style:style style:name="P20" style:family="paragraph" style:parent-style-name="Text_20_body">
      <style:paragraph-properties fo:line-height="150%"/>
      <style:text-properties officeooo:paragraph-rsid="009930d2"/>
    </style:style>
    <style:style style:name="P21" style:family="paragraph" style:parent-style-name="Text_20_body">
      <style:paragraph-properties fo:line-height="150%"/>
      <style:text-properties officeooo:paragraph-rsid="00f14e9d"/>
    </style:style>
    <style:style style:name="P22" style:family="paragraph" style:parent-style-name="Text_20_body">
      <style:paragraph-properties fo:line-height="150%"/>
      <style:text-properties officeooo:paragraph-rsid="00f4aeee"/>
    </style:style>
    <style:style style:name="P23" style:family="paragraph" style:parent-style-name="Text_20_body">
      <style:paragraph-properties fo:line-height="150%"/>
      <style:text-properties officeooo:paragraph-rsid="015012b4"/>
    </style:style>
    <style:style style:name="P24" style:family="paragraph" style:parent-style-name="Standard">
      <style:text-properties officeooo:rsid="0058fd23" officeooo:paragraph-rsid="00f4aeee"/>
    </style:style>
    <style:style style:name="P25" style:family="paragraph" style:parent-style-name="Standard">
      <style:text-properties officeooo:rsid="0058fd23" officeooo:paragraph-rsid="01468170"/>
    </style:style>
    <style:style style:name="P26" style:family="paragraph" style:parent-style-name="Standard">
      <style:paragraph-properties fo:line-height="150%"/>
      <style:text-properties officeooo:rsid="0065580b" officeooo:paragraph-rsid="00f4aeee"/>
    </style:style>
    <style:style style:name="P27" style:family="paragraph" style:parent-style-name="Preformatted_20_Text">
      <style:paragraph-properties fo:line-height="100%"/>
      <style:text-properties fo:font-size="10pt" officeooo:rsid="0031de22" officeooo:paragraph-rsid="008d594b" style:font-size-asian="10pt" style:font-size-complex="10pt"/>
    </style:style>
    <style:style style:name="P28" style:family="paragraph" style:parent-style-name="Preformatted_20_Text">
      <style:text-properties fo:font-size="10pt" style:font-size-asian="10pt" style:font-size-complex="10pt"/>
    </style:style>
    <style:style style:name="P29" style:family="paragraph" style:parent-style-name="Preformatted_20_Text">
      <style:text-properties fo:font-size="10pt" officeooo:paragraph-rsid="008d8c28" style:font-size-asian="10pt" style:font-size-complex="10pt"/>
    </style:style>
    <style:style style:name="P30" style:family="paragraph" style:parent-style-name="Preformatted_20_Text">
      <style:paragraph-properties fo:line-height="100%"/>
      <style:text-properties fo:font-size="10pt" officeooo:paragraph-rsid="0092b2a8" style:font-size-asian="10pt" style:font-size-complex="10pt"/>
    </style:style>
    <style:style style:name="P31" style:family="paragraph" style:parent-style-name="Preformatted_20_Text">
      <style:paragraph-properties fo:line-height="100%"/>
      <style:text-properties fo:font-size="10pt" officeooo:paragraph-rsid="00f14e9d" style:font-size-asian="10pt" style:font-size-complex="10pt"/>
    </style:style>
    <style:style style:name="P32" style:family="paragraph" style:parent-style-name="Preformatted_20_Text">
      <style:paragraph-properties fo:line-height="100%"/>
      <style:text-properties fo:font-size="10pt" officeooo:rsid="0069d8c3" officeooo:paragraph-rsid="00f14e9d" style:font-size-asian="10pt" style:font-size-complex="10pt"/>
    </style:style>
    <style:style style:name="P33" style:family="paragraph" style:parent-style-name="Standard">
      <style:text-properties officeooo:rsid="0090781e" officeooo:paragraph-rsid="0092b2a8"/>
    </style:style>
    <style:style style:name="P34" style:family="paragraph" style:parent-style-name="Text_20_body">
      <style:text-properties officeooo:paragraph-rsid="00c07b75"/>
    </style:style>
    <style:style style:name="P35" style:family="paragraph" style:parent-style-name="Standard">
      <style:text-properties officeooo:paragraph-rsid="00c2718f"/>
    </style:style>
    <style:style style:name="P36" style:family="paragraph" style:parent-style-name="Text_20_body">
      <style:paragraph-properties fo:text-align="center" style:justify-single-word="false"/>
      <style:text-properties officeooo:paragraph-rsid="00a1465b"/>
    </style:style>
    <style:style style:name="P37" style:family="paragraph" style:parent-style-name="Standard">
      <style:paragraph-properties fo:text-align="center" style:justify-single-word="false"/>
      <style:text-properties officeooo:paragraph-rsid="014b8374"/>
    </style:style>
    <style:style style:name="P38" style:family="paragraph" style:parent-style-name="Table_20_Contents">
      <style:paragraph-properties fo:text-align="center" style:justify-single-word="false"/>
      <style:text-properties officeooo:paragraph-rsid="0138c0f7"/>
    </style:style>
    <style:style style:name="P39" style:family="paragraph" style:parent-style-name="Text_20_body">
      <style:paragraph-properties fo:text-align="center" style:justify-single-word="false"/>
    </style:style>
    <style:style style:name="P40" style:family="paragraph" style:parent-style-name="Text_20_body">
      <style:paragraph-properties fo:line-height="150%" fo:text-align="center" style:justify-single-word="false"/>
      <style:text-properties fo:font-style="italic" officeooo:rsid="0089590b" officeooo:paragraph-rsid="0089590b" style:font-style-asian="italic" style:font-style-complex="italic"/>
    </style:style>
    <style:style style:name="P41" style:family="paragraph" style:parent-style-name="Text_20_body">
      <style:paragraph-properties fo:line-height="150%" fo:text-align="center" style:justify-single-word="false"/>
      <style:text-properties fo:font-style="italic" officeooo:rsid="0089590b" officeooo:paragraph-rsid="0097e1b6" style:font-style-asian="italic" style:font-style-complex="italic"/>
    </style:style>
    <style:style style:name="P42" style:family="paragraph" style:parent-style-name="Text_20_body">
      <style:paragraph-properties fo:line-height="150%" fo:text-align="center" style:justify-single-word="false"/>
      <style:text-properties fo:font-style="italic" officeooo:rsid="008ac673" officeooo:paragraph-rsid="008ac673" style:font-style-asian="italic" style:font-style-complex="italic"/>
    </style:style>
    <style:style style:name="P43" style:family="paragraph" style:parent-style-name="Text_20_body">
      <style:paragraph-properties fo:line-height="150%" fo:text-align="center" style:justify-single-word="false"/>
      <style:text-properties fo:font-style="italic" officeooo:rsid="00ef5ba1" officeooo:paragraph-rsid="00ef5ba1" style:font-style-asian="italic" style:font-style-complex="italic"/>
    </style:style>
    <style:style style:name="P44" style:family="paragraph" style:parent-style-name="Text_20_body">
      <style:paragraph-properties fo:line-height="150%" fo:text-align="center" style:justify-single-word="false"/>
      <style:text-properties fo:font-style="italic" officeooo:rsid="00f4aeee" officeooo:paragraph-rsid="00f4aeee" style:font-style-asian="italic" style:font-style-complex="italic"/>
    </style:style>
    <style:style style:name="P45" style:family="paragraph" style:parent-style-name="Text_20_body">
      <style:paragraph-properties fo:line-height="150%" fo:text-align="center" style:justify-single-word="false"/>
      <style:text-properties fo:font-style="italic" officeooo:rsid="00f4aeee" officeooo:paragraph-rsid="00f5d732" style:font-style-asian="italic" style:font-style-complex="italic"/>
    </style:style>
    <style:style style:name="P46" style:family="paragraph" style:parent-style-name="Text_20_body">
      <style:paragraph-properties fo:line-height="150%" fo:text-align="center" style:justify-single-word="false"/>
      <style:text-properties fo:font-style="italic" officeooo:rsid="00f77288" officeooo:paragraph-rsid="00f77288" style:font-style-asian="italic" style:font-style-complex="italic"/>
    </style:style>
    <style:style style:name="P47" style:family="paragraph" style:parent-style-name="Text_20_body">
      <style:paragraph-properties fo:text-align="center" style:justify-single-word="false"/>
      <style:text-properties fo:font-style="italic" officeooo:rsid="0130fa48" officeooo:paragraph-rsid="0130fa48" style:font-style-asian="italic" style:font-style-complex="italic"/>
    </style:style>
    <style:style style:name="P48" style:family="paragraph" style:parent-style-name="Preformatted_20_Text">
      <style:text-properties style:font-name="Roboto Mono" fo:font-size="10pt" fo:font-style="normal" fo:font-weight="normal" officeooo:paragraph-rsid="008d8c28" style:font-size-asian="10pt" style:font-size-complex="10pt"/>
    </style:style>
    <style:style style:name="P49" style:family="paragraph" style:parent-style-name="Preformatted_20_Text">
      <style:paragraph-properties fo:margin-left="0in" fo:margin-right="0in" fo:text-indent="0in" style:auto-text-indent="false" style:writing-mode="lr-tb"/>
    </style:style>
    <style:style style:name="P50" style:family="paragraph" style:parent-style-name="Preformatted_20_Text">
      <style:paragraph-properties fo:margin-left="0in" fo:margin-right="0in" fo:text-indent="0in" style:auto-text-indent="false" style:writing-mode="lr-tb"/>
      <style:text-properties officeooo:paragraph-rsid="00ea301f"/>
    </style:style>
    <style:style style:name="P51" style:family="paragraph" style:parent-style-name="Preformatted_20_Text">
      <style:paragraph-properties style:writing-mode="lr-tb"/>
      <style:text-properties officeooo:paragraph-rsid="00ea301f"/>
    </style:style>
    <style:style style:name="P52" style:family="paragraph" style:parent-style-name="Preformatted_20_Text">
      <style:paragraph-properties fo:margin-top="0in" fo:margin-bottom="0.1965in" style:contextual-spacing="false" style:writing-mode="lr-tb"/>
      <style:text-properties officeooo:paragraph-rsid="00ea301f"/>
    </style:style>
    <style:style style:name="P53" style:family="paragraph" style:parent-style-name="Preformatted_20_Text">
      <style:text-properties officeooo:paragraph-rsid="00f4aeee"/>
    </style:style>
    <style:style style:name="P54" style:family="paragraph" style:parent-style-name="Heading_20_3">
      <style:text-properties officeooo:rsid="00d98e28" officeooo:paragraph-rsid="01001da4"/>
    </style:style>
    <style:style style:name="P55" style:family="paragraph" style:parent-style-name="Standard">
      <style:text-properties officeooo:rsid="00d98e28" officeooo:paragraph-rsid="01001da4"/>
    </style:style>
    <style:style style:name="P56" style:family="paragraph" style:parent-style-name="Standard">
      <style:text-properties officeooo:rsid="00d98e28" officeooo:paragraph-rsid="01468170"/>
    </style:style>
    <style:style style:name="P57" style:family="paragraph" style:parent-style-name="Standard">
      <style:text-properties officeooo:rsid="00d98e28" officeooo:paragraph-rsid="01483a81"/>
    </style:style>
    <style:style style:name="P58" style:family="paragraph" style:parent-style-name="Standard">
      <style:text-properties officeooo:rsid="00d98e28" officeooo:paragraph-rsid="014eb4b4"/>
    </style:style>
    <style:style style:name="P59" style:family="paragraph" style:parent-style-name="Preformatted_20_Text">
      <style:text-properties officeooo:paragraph-rsid="01159e40"/>
    </style:style>
    <style:style style:name="P60" style:family="paragraph" style:parent-style-name="Preformatted_20_Text">
      <style:text-properties officeooo:rsid="0115e23a" officeooo:paragraph-rsid="0115e23a"/>
    </style:style>
    <style:style style:name="P61" style:family="paragraph" style:parent-style-name="Preformatted_20_Text">
      <style:text-properties officeooo:paragraph-rsid="0116e881"/>
    </style:style>
    <style:style style:name="P62" style:family="paragraph" style:parent-style-name="Standard">
      <style:text-properties officeooo:paragraph-rsid="0116e881"/>
    </style:style>
    <style:style style:name="P63" style:family="paragraph" style:parent-style-name="Preformatted_20_Text">
      <style:text-properties officeooo:paragraph-rsid="011b11ba"/>
    </style:style>
    <style:style style:name="P64" style:family="paragraph" style:parent-style-name="Preformatted_20_Text">
      <style:text-properties officeooo:paragraph-rsid="01413e26"/>
    </style:style>
    <style:style style:name="P65" style:family="paragraph" style:parent-style-name="Preformatted_20_Text">
      <style:text-properties officeooo:paragraph-rsid="0142b335"/>
    </style:style>
    <style:style style:name="P66" style:family="paragraph" style:parent-style-name="Preformatted_20_Text">
      <style:text-properties officeooo:paragraph-rsid="0143ff87"/>
    </style:style>
    <style:style style:name="P67" style:family="paragraph" style:parent-style-name="Text_20_body">
      <style:text-properties officeooo:paragraph-rsid="0143ff87"/>
    </style:style>
    <style:style style:name="P68" style:family="paragraph" style:parent-style-name="Text_20_body">
      <style:paragraph-properties fo:line-height="150%"/>
      <style:text-properties fo:color="#ffffa6" loext:opacity="100%" officeooo:rsid="0151a83b" officeooo:paragraph-rsid="0151a83b"/>
    </style:style>
    <style:style style:name="P69" style:family="paragraph" style:parent-style-name="Text_20_body">
      <style:paragraph-properties fo:line-height="150%"/>
      <style:text-properties fo:color="#ffffa6" loext:opacity="100%" officeooo:rsid="0151e37d" officeooo:paragraph-rsid="0151e37d"/>
    </style:style>
    <style:style style:name="P70" style:family="paragraph" style:parent-style-name="Standard">
      <style:text-properties officeooo:paragraph-rsid="011f1deb"/>
    </style:style>
    <style:style style:name="P71" style:family="paragraph" style:parent-style-name="Standard">
      <style:text-properties officeooo:rsid="00c8a73b" officeooo:paragraph-rsid="00d7367c"/>
    </style:style>
    <style:style style:name="P72" style:family="paragraph" style:parent-style-name="Standard">
      <style:text-properties officeooo:rsid="00ab92d2" officeooo:paragraph-rsid="011b11ba"/>
    </style:style>
    <style:style style:name="P73" style:family="paragraph" style:parent-style-name="Standard">
      <style:text-properties officeooo:rsid="00c745ff" officeooo:paragraph-rsid="013a23b4"/>
    </style:style>
    <style:style style:name="P74" style:family="paragraph" style:parent-style-name="Standard">
      <style:text-properties officeooo:paragraph-rsid="01053ed7"/>
    </style:style>
    <style:style style:name="P75" style:family="paragraph" style:parent-style-name="Standard">
      <style:paragraph-properties fo:text-align="start" style:justify-single-word="false"/>
      <style:text-properties officeooo:rsid="0107e753" officeooo:paragraph-rsid="011e2476"/>
    </style:style>
    <style:style style:name="P76" style:family="paragraph" style:parent-style-name="Standard">
      <style:text-properties officeooo:rsid="00cdffb9" officeooo:paragraph-rsid="0137c952"/>
    </style:style>
    <style:style style:name="P77" style:family="paragraph" style:parent-style-name="Standard">
      <style:text-properties officeooo:rsid="00577037" officeooo:paragraph-rsid="012370b0"/>
    </style:style>
    <style:style style:name="P78" style:family="paragraph" style:parent-style-name="Standard">
      <style:text-properties officeooo:rsid="010c5b38" officeooo:paragraph-rsid="013a23b4"/>
    </style:style>
    <style:style style:name="P79" style:family="paragraph" style:parent-style-name="Standard">
      <style:text-properties officeooo:rsid="010c5b38" officeooo:paragraph-rsid="014a458e"/>
    </style:style>
    <style:style style:name="P80" style:family="paragraph" style:parent-style-name="Standard">
      <style:text-properties officeooo:rsid="00db345b" officeooo:paragraph-rsid="011f1deb"/>
    </style:style>
    <style:style style:name="P81" style:family="paragraph" style:parent-style-name="Standard">
      <style:text-properties officeooo:rsid="0116e881" officeooo:paragraph-rsid="0116e881"/>
    </style:style>
    <style:style style:name="P82" style:family="paragraph" style:parent-style-name="Text_20_body">
      <style:text-properties officeooo:rsid="0116e881" officeooo:paragraph-rsid="0116e881"/>
    </style:style>
    <style:style style:name="P83" style:family="paragraph" style:parent-style-name="Standard">
      <style:text-properties officeooo:rsid="01187815" officeooo:paragraph-rsid="01187815"/>
    </style:style>
    <style:style style:name="P84" style:family="paragraph" style:parent-style-name="Standard">
      <style:text-properties officeooo:rsid="01187815" officeooo:paragraph-rsid="011b11ba"/>
    </style:style>
    <style:style style:name="P85" style:family="paragraph" style:parent-style-name="Standard">
      <style:paragraph-properties fo:text-align="start" style:justify-single-word="false"/>
      <style:text-properties officeooo:rsid="01187815" officeooo:paragraph-rsid="01483a81"/>
    </style:style>
    <style:style style:name="P86" style:family="paragraph" style:parent-style-name="Standard">
      <style:paragraph-properties fo:text-align="center" style:justify-single-word="false"/>
      <style:text-properties officeooo:rsid="011b11ba" officeooo:paragraph-rsid="011ca0d3"/>
    </style:style>
    <style:style style:name="P87" style:family="paragraph" style:parent-style-name="Standard">
      <style:paragraph-properties fo:text-align="start" style:justify-single-word="false"/>
      <style:text-properties officeooo:rsid="011b11ba" officeooo:paragraph-rsid="01483a81"/>
    </style:style>
    <style:style style:name="P88" style:family="paragraph" style:parent-style-name="Standard">
      <style:paragraph-properties fo:text-align="start" style:justify-single-word="false"/>
      <style:text-properties officeooo:paragraph-rsid="0137c952"/>
    </style:style>
    <style:style style:name="P89" style:family="paragraph" style:parent-style-name="Standard">
      <style:text-properties officeooo:paragraph-rsid="012e90f3"/>
    </style:style>
    <style:style style:name="P90" style:family="paragraph" style:parent-style-name="Standard">
      <style:paragraph-properties fo:break-before="page"/>
      <style:text-properties officeooo:paragraph-rsid="012e90f3"/>
    </style:style>
    <style:style style:name="P91" style:family="paragraph" style:parent-style-name="Standard">
      <style:text-properties officeooo:paragraph-rsid="0130fa48"/>
    </style:style>
    <style:style style:name="P92" style:family="paragraph" style:parent-style-name="Standard">
      <style:paragraph-properties fo:text-align="start" style:justify-single-word="false"/>
      <style:text-properties officeooo:rsid="0134a24f" officeooo:paragraph-rsid="0134a24f"/>
    </style:style>
    <style:style style:name="P93" style:family="paragraph" style:parent-style-name="Standard">
      <style:paragraph-properties fo:text-align="start" style:justify-single-word="false"/>
      <style:text-properties officeooo:rsid="0134a24f" officeooo:paragraph-rsid="0138c0f7"/>
    </style:style>
    <style:style style:name="P94" style:family="paragraph" style:parent-style-name="Standard">
      <style:paragraph-properties fo:text-align="start" style:justify-single-word="false"/>
      <style:text-properties officeooo:rsid="0134a24f" officeooo:paragraph-rsid="0137c952"/>
    </style:style>
    <style:style style:name="P95" style:family="paragraph" style:parent-style-name="Standard">
      <style:text-properties officeooo:paragraph-rsid="01368a2e"/>
    </style:style>
    <style:style style:name="P96" style:family="paragraph" style:parent-style-name="Standard">
      <style:text-properties officeooo:paragraph-rsid="01369bbb"/>
    </style:style>
    <style:style style:name="P97" style:family="paragraph" style:parent-style-name="Standard">
      <style:paragraph-properties fo:text-align="center" style:justify-single-word="false"/>
      <style:text-properties officeooo:rsid="0138c0f7" officeooo:paragraph-rsid="0138c0f7"/>
    </style:style>
    <style:style style:name="P98" style:family="paragraph" style:parent-style-name="Standard">
      <style:paragraph-properties fo:text-align="center" style:justify-single-word="false"/>
      <style:text-properties officeooo:rsid="013a23b4" officeooo:paragraph-rsid="013a23b4"/>
    </style:style>
    <style:style style:name="P99" style:family="paragraph" style:parent-style-name="Standard">
      <style:text-properties officeooo:paragraph-rsid="00752951"/>
    </style:style>
    <style:style style:name="P100" style:family="paragraph" style:parent-style-name="Standard">
      <style:text-properties officeooo:paragraph-rsid="01468170"/>
    </style:style>
    <style:style style:name="P101" style:family="paragraph" style:parent-style-name="Standard">
      <style:text-properties officeooo:paragraph-rsid="014b8374"/>
    </style:style>
    <style:style style:name="P102" style:family="paragraph" style:parent-style-name="Standard">
      <style:text-properties officeooo:paragraph-rsid="014c0dad"/>
    </style:style>
    <style:style style:name="P103" style:family="paragraph" style:parent-style-name="Standard">
      <style:text-properties officeooo:paragraph-rsid="00c18424"/>
    </style:style>
    <style:style style:name="P104" style:family="paragraph" style:parent-style-name="Table_20_Contents">
      <style:paragraph-properties fo:text-align="center" style:justify-single-word="false"/>
      <style:text-properties fo:font-weight="bold" officeooo:rsid="0047f719" officeooo:paragraph-rsid="0138c0f7" style:font-weight-asian="bold" style:font-weight-complex="bold"/>
    </style:style>
    <style:style style:name="P105" style:family="paragraph" style:parent-style-name="Text_20_body">
      <style:text-properties fo:font-weight="bold" officeooo:paragraph-rsid="01407f1f" style:font-weight-asian="bold" style:font-weight-complex="bold"/>
    </style:style>
    <style:style style:name="P106" style:family="paragraph" style:parent-style-name="Table_20_Contents">
      <style:paragraph-properties fo:text-align="center" style:justify-single-word="false"/>
      <style:text-properties officeooo:rsid="0047f719" officeooo:paragraph-rsid="0138c0f7"/>
    </style:style>
    <style:style style:name="P107" style:family="paragraph" style:parent-style-name="Text_20_body">
      <style:paragraph-properties fo:line-height="150%" fo:text-align="center" style:justify-single-word="false"/>
      <style:text-properties officeooo:rsid="00f8a8fc" officeooo:paragraph-rsid="00f8a8fc"/>
    </style:style>
    <style:style style:name="P108" style:family="paragraph" style:parent-style-name="Text_20_body">
      <style:paragraph-properties fo:line-height="150%"/>
      <style:text-properties officeooo:rsid="0130fa48" officeooo:paragraph-rsid="0130fa48"/>
    </style:style>
    <style:style style:name="P109" style:family="paragraph" style:parent-style-name="Text_20_body">
      <style:paragraph-properties fo:text-align="center" style:justify-single-word="false"/>
      <style:text-properties officeooo:rsid="0130fa48" officeooo:paragraph-rsid="0130fa48"/>
    </style:style>
    <style:style style:name="P110" style:family="paragraph" style:parent-style-name="Text_20_body">
      <style:text-properties officeooo:rsid="0130fa48" officeooo:paragraph-rsid="0137c952"/>
    </style:style>
    <style:style style:name="P111" style:family="paragraph" style:parent-style-name="Text_20_body">
      <style:text-properties officeooo:paragraph-rsid="0138c0f7"/>
    </style:style>
    <style:style style:name="P112" style:family="paragraph" style:parent-style-name="Text_20_body">
      <style:paragraph-properties fo:line-height="150%" fo:text-align="center" style:justify-single-word="false"/>
      <style:text-properties style:text-underline-style="none" officeooo:rsid="01003c96" officeooo:paragraph-rsid="01037099"/>
    </style:style>
    <style:style style:name="P113" style:family="paragraph" style:parent-style-name="Text_20_body">
      <style:paragraph-properties fo:line-height="150%" fo:text-align="center" style:justify-single-word="false"/>
      <style:text-properties style:text-underline-style="none" officeooo:rsid="01003c96" officeooo:paragraph-rsid="01407f1f"/>
    </style:style>
    <style:style style:name="P114" style:family="paragraph" style:parent-style-name="Text_20_body">
      <style:text-properties officeooo:paragraph-rsid="01407f1f"/>
    </style:style>
    <style:style style:name="P115" style:family="paragraph" style:parent-style-name="Preformatted_20_Text">
      <style:text-properties officeooo:rsid="01159e40" officeooo:paragraph-rsid="01159e40"/>
    </style:style>
    <style:style style:name="P116" style:family="paragraph" style:parent-style-name="Preformatted_20_Text">
      <style:text-properties officeooo:paragraph-rsid="00a1465b"/>
    </style:style>
    <style:style style:name="P117" style:family="paragraph" style:parent-style-name="Preformatted_20_Text">
      <style:text-properties officeooo:rsid="00a1465b" officeooo:paragraph-rsid="00a1465b"/>
    </style:style>
    <style:style style:name="P118" style:family="paragraph" style:parent-style-name="Standard">
      <style:text-properties officeooo:rsid="005d2084" officeooo:paragraph-rsid="013a23b4"/>
    </style:style>
    <style:style style:name="P119" style:family="paragraph" style:parent-style-name="Standard">
      <style:paragraph-properties fo:text-align="center" style:justify-single-word="false"/>
      <style:text-properties officeooo:rsid="014b8374" officeooo:paragraph-rsid="014b8374"/>
    </style:style>
    <style:style style:name="P120" style:family="paragraph" style:parent-style-name="Standard">
      <style:text-properties officeooo:rsid="01001da4" officeooo:paragraph-rsid="01001da4"/>
    </style:style>
    <style:style style:name="P121" style:family="paragraph" style:parent-style-name="Standard">
      <style:paragraph-properties fo:text-align="start" style:justify-single-word="false"/>
      <style:text-properties officeooo:rsid="00d888f3" officeooo:paragraph-rsid="01468170"/>
    </style:style>
    <style:style style:name="P122" style:family="paragraph" style:parent-style-name="Standard">
      <style:text-properties style:text-underline-style="solid" style:text-underline-type="double" style:text-underline-width="auto" style:text-underline-color="font-color" officeooo:rsid="010c5b38" officeooo:paragraph-rsid="010c5b38"/>
    </style:style>
    <style:style style:name="P123" style:family="paragraph" style:parent-style-name="Preformatted_20_Text">
      <style:text-properties officeooo:paragraph-rsid="00f4aeee"/>
    </style:style>
    <style:style style:name="P124" style:family="paragraph" style:parent-style-name="Preformatted_20_Text">
      <style:text-properties officeooo:rsid="01594a1a" officeooo:paragraph-rsid="01594a1a" fo:background-color="#ffff00"/>
    </style:style>
    <style:style style:name="P125" style:family="paragraph" style:parent-style-name="Standard" style:list-style-name="L4">
      <style:text-properties officeooo:paragraph-rsid="011f1deb"/>
    </style:style>
    <style:style style:name="P126" style:family="paragraph" style:parent-style-name="Standard" style:list-style-name="L4">
      <style:text-properties officeooo:paragraph-rsid="0157d022"/>
    </style:style>
    <style:style style:name="P127" style:family="paragraph" style:parent-style-name="Standard" style:list-style-name="L4">
      <style:text-properties officeooo:paragraph-rsid="0158faa9"/>
    </style:style>
    <style:style style:name="P128" style:family="paragraph" style:parent-style-name="Standard" style:list-style-name="L5">
      <style:text-properties officeooo:paragraph-rsid="011f1deb"/>
    </style:style>
    <style:style style:name="P129" style:family="paragraph" style:parent-style-name="Standard">
      <style:text-properties officeooo:paragraph-rsid="013a23b4"/>
    </style:style>
    <style:style style:name="P130" style:family="paragraph" style:parent-style-name="Standard">
      <style:text-properties officeooo:rsid="00577037" officeooo:paragraph-rsid="011f1deb"/>
    </style:style>
    <style:style style:name="P131" style:family="paragraph" style:parent-style-name="Standard">
      <style:text-properties officeooo:rsid="00db345b" officeooo:paragraph-rsid="0157d022"/>
    </style:style>
    <style:style style:name="P132" style:family="paragraph" style:parent-style-name="Standard">
      <style:text-properties officeooo:rsid="00db345b" officeooo:paragraph-rsid="0158faa9"/>
    </style:style>
    <style:style style:name="P133" style:family="paragraph" style:parent-style-name="Standard" style:list-style-name="L7">
      <style:text-properties officeooo:paragraph-rsid="0157d022"/>
    </style:style>
    <style:style style:name="P134" style:family="paragraph" style:parent-style-name="Standard">
      <style:text-properties officeooo:paragraph-rsid="0157d022"/>
    </style:style>
    <style:style style:name="P135" style:family="paragraph" style:parent-style-name="Standard">
      <style:text-properties officeooo:paragraph-rsid="014f25d9"/>
    </style:style>
    <style:style style:name="P136" style:family="paragraph" style:parent-style-name="Standard" style:list-style-name="L8">
      <style:text-properties officeooo:paragraph-rsid="0158faa9"/>
    </style:style>
    <style:style style:name="P137" style:family="paragraph" style:parent-style-name="Standard">
      <style:text-properties officeooo:paragraph-rsid="0158faa9"/>
    </style:style>
    <style:style style:name="P138" style:family="paragraph" style:parent-style-name="Text_20_body" style:list-style-name="L1">
      <style:paragraph-properties fo:line-height="150%"/>
    </style:style>
    <style:style style:name="P139" style:family="paragraph" style:parent-style-name="Text_20_body" style:list-style-name="L2">
      <style:paragraph-properties fo:line-height="150%"/>
    </style:style>
    <style:style style:name="P140" style:family="paragraph" style:parent-style-name="Text_20_body" style:list-style-name="L3">
      <style:paragraph-properties fo:margin-top="0in" fo:margin-bottom="0in" style:contextual-spacing="false" fo:line-height="150%"/>
    </style:style>
    <style:style style:name="P141" style:family="paragraph" style:parent-style-name="Text_20_body" style:list-style-name="L3">
      <style:paragraph-properties fo:line-height="150%"/>
    </style:style>
    <style:style style:name="P142" style:family="paragraph" style:parent-style-name="Text_20_body" style:list-style-name="L6"/>
    <style:style style:name="P143" style:family="paragraph" style:parent-style-name="Text_20_body" style:list-style-name="L6">
      <style:paragraph-properties fo:margin-top="0in" fo:margin-bottom="0in" style:contextual-spacing="false"/>
    </style:style>
    <style:style style:name="T1" style:family="text">
      <style:text-properties officeooo:rsid="002ab765"/>
    </style:style>
    <style:style style:name="T2" style:family="text">
      <style:text-properties fo:color="#000000" loext:opacity="100%" fo:font-size="12pt" style:font-size-asian="12pt" style:font-size-complex="12pt"/>
    </style:style>
    <style:style style:name="T3" style:family="text">
      <style:text-properties fo:color="#000000" loext:opacity="100%" fo:font-size="12pt" officeooo:rsid="008d594b" style:font-size-asian="12pt" style:font-size-complex="12pt"/>
    </style:style>
    <style:style style:name="T4" style:family="text">
      <style:text-properties fo:color="#000000" loext:opacity="100%" fo:font-size="12pt" officeooo:rsid="008f6356" style:font-size-asian="12pt" style:font-size-complex="12pt"/>
    </style:style>
    <style:style style:name="T5" style:family="text">
      <style:text-properties fo:color="#000000" loext:opacity="100%" fo:font-size="12pt" officeooo:rsid="0097e1b6" style:font-size-asian="12pt" style:font-size-complex="12pt"/>
    </style:style>
    <style:style style:name="T6" style:family="text">
      <style:text-properties fo:color="#000000" loext:opacity="100%" fo:font-size="12pt" officeooo:rsid="009d9fdf" style:font-size-asian="12pt" style:font-size-complex="12pt"/>
    </style:style>
    <style:style style:name="T7" style:family="text">
      <style:text-properties fo:color="#000000" loext:opacity="100%" fo:font-size="12pt" officeooo:rsid="00df02b0" style:font-size-asian="12pt" style:font-size-complex="12pt"/>
    </style:style>
    <style:style style:name="T8" style:family="text">
      <style:text-properties fo:color="#000000" loext:opacity="100%" fo:font-size="12pt" fo:font-style="italic" officeooo:rsid="0086a83a" style:font-size-asian="12pt" style:font-style-asian="italic" style:font-size-complex="12pt" style:font-style-complex="italic"/>
    </style:style>
    <style:style style:name="T9" style:family="text">
      <style:text-properties fo:color="#000000" loext:opacity="100%" fo:font-size="12pt" fo:font-style="italic" officeooo:rsid="009d9fdf" style:font-size-asian="12pt" style:font-style-asian="italic" style:font-size-complex="12pt" style:font-style-complex="italic"/>
    </style:style>
    <style:style style:name="T10" style:family="text">
      <style:text-properties fo:color="#000000" loext:opacity="100%" fo:font-size="12pt" fo:font-style="italic" officeooo:rsid="00882ce0" style:font-size-asian="12pt" style:font-style-asian="italic" style:font-size-complex="12pt" style:font-style-complex="italic"/>
    </style:style>
    <style:style style:name="T11" style:family="text">
      <style:text-properties fo:color="#000000" loext:opacity="100%" fo:font-size="12pt" fo:font-style="italic" officeooo:rsid="009a6b24" style:font-size-asian="12pt" style:font-style-asian="italic" style:font-size-complex="12pt" style:font-style-complex="italic"/>
    </style:style>
    <style:style style:name="T12" style:family="text">
      <style:text-properties fo:color="#000000" loext:opacity="100%" fo:font-size="12pt" fo:font-style="normal" style:font-size-asian="12pt" style:font-style-asian="normal" style:font-size-complex="12pt" style:font-style-complex="normal"/>
    </style:style>
    <style:style style:name="T13" style:family="text">
      <style:text-properties fo:color="#000000" loext:opacity="100%" fo:font-size="12pt" fo:font-style="normal" officeooo:rsid="00a1465b" style:font-size-asian="12pt" style:font-style-asian="normal" style:font-size-complex="12pt" style:font-style-complex="normal"/>
    </style:style>
    <style:style style:name="T14" style:family="text">
      <style:text-properties fo:color="#000000" loext:opacity="100%" fo:background-color="transparent" loext:char-shading-value="0"/>
    </style:style>
    <style:style style:name="T15" style:family="text">
      <style:text-properties officeooo:rsid="0031de22"/>
    </style:style>
    <style:style style:name="T16" style:family="text">
      <style:text-properties officeooo:rsid="0031e9c5"/>
    </style:style>
    <style:style style:name="T17" style:family="text">
      <style:text-properties fo:font-size="12pt" style:font-size-asian="12pt" style:font-size-complex="12pt"/>
    </style:style>
    <style:style style:name="T18" style:family="text">
      <style:text-properties fo:font-size="12pt" officeooo:rsid="007eb477" style:font-size-asian="12pt" style:font-size-complex="12pt"/>
    </style:style>
    <style:style style:name="T19" style:family="text">
      <style:text-properties fo:font-size="12pt" officeooo:rsid="00e84c90" style:font-size-asian="12pt" style:font-size-complex="12pt"/>
    </style:style>
    <style:style style:name="T20" style:family="text">
      <style:text-properties fo:font-size="12pt" officeooo:rsid="00336379" style:font-size-asian="12pt" style:font-size-complex="12pt"/>
    </style:style>
    <style:style style:name="T21" style:family="text">
      <style:text-properties fo:font-size="12pt" officeooo:rsid="00d7367c" style:font-size-asian="12pt" style:font-size-complex="12pt"/>
    </style:style>
    <style:style style:name="T22" style:family="text">
      <style:text-properties fo:font-weight="bold" style:font-weight-asian="bold" style:font-weight-complex="bold"/>
    </style:style>
    <style:style style:name="T23" style:family="text">
      <style:text-properties fo:font-weight="normal" style:font-weight-asian="normal" style:font-weight-complex="normal"/>
    </style:style>
    <style:style style:name="T24" style:family="text">
      <style:text-properties fo:font-size="10pt" style:font-size-asian="10pt" style:font-size-complex="10pt"/>
    </style:style>
    <style:style style:name="T25" style:family="text">
      <style:text-properties officeooo:rsid="0065580b"/>
    </style:style>
    <style:style style:name="T26" style:family="text">
      <style:text-properties officeooo:rsid="0065a27a"/>
    </style:style>
    <style:style style:name="T27" style:family="text">
      <style:text-properties officeooo:rsid="00676c12"/>
    </style:style>
    <style:style style:name="T28" style:family="text">
      <style:text-properties officeooo:rsid="0069d8c3"/>
    </style:style>
    <style:style style:name="T29" style:family="text">
      <style:text-properties officeooo:rsid="0073cbf0"/>
    </style:style>
    <style:style style:name="T30" style:family="text">
      <style:text-properties officeooo:rsid="0075a81f"/>
    </style:style>
    <style:style style:name="T31" style:family="text">
      <style:text-properties officeooo:rsid="00776771"/>
    </style:style>
    <style:style style:name="T32" style:family="text">
      <style:text-properties style:font-name="Roboto Mono" fo:font-style="normal" fo:font-weight="normal"/>
    </style:style>
    <style:style style:name="T33" style:family="text">
      <style:text-properties fo:font-style="normal" style:font-style-asian="normal" style:font-style-complex="normal"/>
    </style:style>
    <style:style style:name="T34" style:family="text">
      <style:text-properties fo:font-style="normal" officeooo:rsid="00e6424a" style:font-style-asian="normal" style:font-style-complex="normal"/>
    </style:style>
    <style:style style:name="T35" style:family="text">
      <style:text-properties fo:font-style="normal" officeooo:rsid="0090781e" style:font-style-asian="normal" style:font-style-complex="normal"/>
    </style:style>
    <style:style style:name="T36" style:family="text">
      <style:text-properties fo:font-style="normal" officeooo:rsid="00e84c90" style:font-style-asian="normal" style:font-style-complex="normal"/>
    </style:style>
    <style:style style:name="T37" style:family="text">
      <style:text-properties fo:font-style="normal" officeooo:rsid="00a1465b" style:font-style-asian="normal" style:font-style-complex="normal"/>
    </style:style>
    <style:style style:name="T38" style:family="text">
      <style:text-properties fo:font-style="normal" officeooo:rsid="00ebcb69" style:font-style-asian="normal" style:font-style-complex="normal"/>
    </style:style>
    <style:style style:name="T39" style:family="text">
      <style:text-properties officeooo:rsid="0093f2d5"/>
    </style:style>
    <style:style style:name="T40" style:family="text">
      <style:text-properties officeooo:rsid="00a1465b"/>
    </style:style>
    <style:style style:name="T41" style:family="text">
      <style:text-properties officeooo:rsid="00b71a39"/>
    </style:style>
    <style:style style:name="T42" style:family="text">
      <style:text-properties officeooo:rsid="00b8292c"/>
    </style:style>
    <style:style style:name="T43" style:family="text">
      <style:text-properties officeooo:rsid="00ba3504"/>
    </style:style>
    <style:style style:name="T44" style:family="text">
      <style:text-properties officeooo:rsid="00bcfb90"/>
    </style:style>
    <style:style style:name="T45" style:family="text">
      <style:text-properties officeooo:rsid="00bdba43"/>
    </style:style>
    <style:style style:name="T46" style:family="text">
      <style:text-properties officeooo:rsid="00bebff3"/>
    </style:style>
    <style:style style:name="T47" style:family="text">
      <style:text-properties officeooo:rsid="00c07b75"/>
    </style:style>
    <style:style style:name="T48" style:family="text">
      <style:text-properties officeooo:rsid="00c18424"/>
    </style:style>
    <style:style style:name="T49" style:family="text">
      <style:text-properties officeooo:rsid="00c2718f"/>
    </style:style>
    <style:style style:name="T50" style:family="text">
      <style:text-properties officeooo:rsid="00c61a0c"/>
    </style:style>
    <style:style style:name="T51" style:family="text">
      <style:text-properties officeooo:rsid="00d98e28"/>
    </style:style>
    <style:style style:name="T52" style:family="text">
      <style:text-properties officeooo:rsid="00e7fe7c"/>
    </style:style>
    <style:style style:name="T53" style:family="text">
      <style:text-properties officeooo:rsid="00e84c90"/>
    </style:style>
    <style:style style:name="T54" style:family="text">
      <style:text-properties officeooo:rsid="00ea016c"/>
    </style:style>
    <style:style style:name="T55" style:family="text">
      <style:text-properties officeooo:rsid="00f3184a"/>
    </style:style>
    <style:style style:name="T56" style:family="text">
      <style:text-properties officeooo:rsid="00f5d732"/>
    </style:style>
    <style:style style:name="T57" style:family="text">
      <style:text-properties officeooo:rsid="00f6d97c"/>
    </style:style>
    <style:style style:name="T58" style:family="text">
      <style:text-properties officeooo:rsid="0100b515"/>
    </style:style>
    <style:style style:name="T59" style:family="text">
      <style:text-properties officeooo:rsid="01025321"/>
    </style:style>
    <style:style style:name="T60" style:family="text">
      <style:text-properties officeooo:rsid="0106f04d"/>
    </style:style>
    <style:style style:name="T61" style:family="text">
      <style:text-properties officeooo:rsid="0113160b"/>
    </style:style>
    <style:style style:name="T62" style:family="text">
      <style:text-properties fo:color="#ed864a" loext:opacity="100%" style:font-name="JetBrains Mono" fo:font-size="10pt" fo:font-style="normal" fo:font-weight="bold" style:font-size-asian="10pt" style:font-style-asian="normal" style:font-weight-asian="bold"/>
    </style:style>
    <style:style style:name="T63" style:family="text">
      <style:text-properties fo:color="#ebebeb" loext:opacity="100%" style:font-name="JetBrains Mono" fo:font-size="10pt" fo:font-style="normal" fo:font-weight="normal" style:font-size-asian="10pt" style:font-style-asian="normal" style:font-weight-asian="normal"/>
    </style:style>
    <style:style style:name="T64" style:family="text">
      <style:text-properties officeooo:rsid="01159e40"/>
    </style:style>
    <style:style style:name="T65" style:family="text">
      <style:text-properties officeooo:rsid="0116e881"/>
    </style:style>
    <style:style style:name="T66" style:family="text">
      <style:text-properties officeooo:rsid="01187815"/>
    </style:style>
    <style:style style:name="T67" style:family="text">
      <style:text-properties officeooo:rsid="011d0dfc"/>
    </style:style>
    <style:style style:name="T68" style:family="text">
      <style:text-properties officeooo:rsid="01204305"/>
    </style:style>
    <style:style style:name="T69" style:family="text">
      <style:text-properties officeooo:rsid="012ac891"/>
    </style:style>
    <style:style style:name="T70" style:family="text">
      <style:text-properties officeooo:rsid="0130fa48"/>
    </style:style>
    <style:style style:name="T71" style:family="text">
      <style:text-properties officeooo:rsid="0137c952"/>
    </style:style>
    <style:style style:name="T72" style:family="text">
      <style:text-properties officeooo:rsid="0138c0f7"/>
    </style:style>
    <style:style style:name="T73" style:family="text">
      <style:text-properties officeooo:rsid="013a23b4"/>
    </style:style>
    <style:style style:name="T74" style:family="text">
      <style:text-properties officeooo:rsid="00752951"/>
    </style:style>
    <style:style style:name="T75" style:family="text">
      <style:text-properties officeooo:rsid="013c0d7d"/>
    </style:style>
    <style:style style:name="T76" style:family="text">
      <style:text-properties officeooo:rsid="013dcfc5"/>
    </style:style>
    <style:style style:name="T77" style:family="text">
      <style:text-properties officeooo:rsid="013eea96"/>
    </style:style>
    <style:style style:name="T78" style:family="text">
      <style:text-properties officeooo:rsid="01407f1f"/>
    </style:style>
    <style:style style:name="T79" style:family="text">
      <style:text-properties officeooo:rsid="01413e26"/>
    </style:style>
    <style:style style:name="T80" style:family="text">
      <style:text-properties officeooo:rsid="0142b335"/>
    </style:style>
    <style:style style:name="T81" style:family="text">
      <style:text-properties officeooo:rsid="00bc3138"/>
    </style:style>
    <style:style style:name="T82" style:family="text">
      <style:text-properties officeooo:rsid="01468170"/>
    </style:style>
    <style:style style:name="T83" style:family="text">
      <style:text-properties officeooo:rsid="014a458e"/>
    </style:style>
    <style:style style:name="T84" style:family="text">
      <style:text-properties officeooo:rsid="0151a83b"/>
    </style:style>
    <style:style style:name="T85" style:family="text">
      <style:text-properties fo:color="#ffffa6" loext:opacity="100%" officeooo:rsid="0152b325"/>
    </style:style>
    <style:style style:name="T86" style:family="text">
      <style:text-properties officeooo:rsid="0157d022"/>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Value <text:span text:style-name="T1">O</text:span>riented <text:span text:style-name="T1">D</text:span>esign</text:p>
      <text:p text:style-name="P6"/>
      <text:p text:style-name="P1">SLIDE 1 (INTRODUCTION)</text:p>
      <text:p text:style-name="P11"><text:span text:style-name="Emphasis"><text:span text:style-name="T33">Hello, my name is </text:span></text:span><text:span text:style-name="Emphasis"><text:span text:style-name="T34">Kiril</text:span></text:span><text:span text:style-name="Emphasis"><text:span text:style-name="T33">, and I'm a front-end developer at </text:span></text:span><text:span text:style-name="Emphasis"><text:span text:style-name="T34">SiteGround</text:span></text:span><text:span text:style-name="Emphasis"><text:span text:style-name="T33">. I specialize in JavaScript and primarily work with React. I've been a professional front-end developer for over six years.</text:span></text:span></text:p>
      <text:p text:style-name="P11">Today, I'd like to explore how the industry has embraced concepts like <text:span text:style-name="Strong_20_Emphasis">reactivity</text:span>, <text:span text:style-name="Strong_20_Emphasis">immutability</text:span>, <text:span text:style-name="Strong_20_Emphasis">observables</text:span>, and <text:span text:style-name="Strong_20_Emphasis">functional programming</text:span> to create maintainable and efficient code. While these principles aren't new—they've been around for decades—they've gained significant popularity as applications become more dynamic, interactive, and data-driven.</text:p>
      <text:p text:style-name="P11">To understand reactivity, we'll approach it from two perspectives:</text:p>
      <text:list text:style-name="L1">
        <text:list-item>
          <text:p text:style-name="P138"><text:span text:style-name="Strong_20_Emphasis">Practical Implementation</text:span>: We'll build a demo that demonstrates reactivity in action, walking through its implementation step by step.</text:p>
        </text:list-item>
        <text:list-item>
          <text:p text:style-name="P138"><text:span text:style-name="Strong_20_Emphasis">Theoretical Exploration</text:span>: We'll delve into the mathematical foundations of handling asynchronous events, considering reactivity in terms of singular vs. plural and synchronous vs. asynchronous time.</text:p>
        </text:list-item>
      </text:list>
      <text:p text:style-name="P16"><text:span text:style-name="T8">SLIDE 2 (</text:span><text:span text:style-name="T11">WHO IS IT FOR</text:span><text:span text:style-name="T8">)</text:span></text:p>
      <text:p text:style-name="P19"><text:span text:style-name="Emphasis"><text:span text:style-name="T33">Before diving in, let’s clarify who will benefit most from this session. If you're a JavaScript developer, especially working with frameworks like React, you've likely encountered issues where updates don’t behave as expected </text:span></text:span><text:span text:style-name="Emphasis"><text:span text:style-name="T38">or if you’ve ever wondered why React requires immutability or found reactivity confusing, </text:span></text:span><text:span text:style-name="Emphasis"><text:span text:style-name="T37">t</text:span></text:span><text:span text:style-name="Emphasis"><text:span text:style-name="T38">his session will explain the basics of reactivity and immutability and why they’re essential for writing reliable, maintainable code.</text:span></text:span></text:p>
      <text:p text:style-name="Text_20_body">For example, have you ever updated state in React, only to find the component didn’t re-render?</text:p>
      <text:p text:style-name="P117">const newState = { … }</text:p>
      <text:p text:style-name="P116">// Mutating state directly</text:p>
      <text:p text:style-name="P116"><text:span text:style-name="T40">setState((prevState) =&gt; Object.assign(prevState, newState));</text:span><text:line-break/>// Correctly updating state<text:line-break/><text:span text:style-name="T40">setState((prevState) =&gt; Object.assign({}, prevState, newState));</text:span></text:p>
      <text:p text:style-name="Preformatted_20_Text"/>
      <text:p text:style-name="P11"><text:span text:style-name="Emphasis"><text:span text:style-name="T13">I</text:span></text:span><text:span text:style-name="Emphasis"><text:span text:style-name="T12">n the first example, we mutate </text:span></text:span><text:span text:style-name="Emphasis"><text:span text:style-name="Source_20_Text"><text:span text:style-name="T12">prevState</text:span></text:span></text:span><text:span text:style-name="Emphasis"><text:span text:style-name="T12"> directly. React relies on object references to detect changes, and since the reference remains the same, it doesn’t see any difference—so no re-render occurs. In the second example, creating a new object changes the reference, signaling React to update the UI.</text:span></text:span></text:p>
      <text:p text:style-name="P15"><text:span text:style-name="Emphasis"><text:span text:style-name="T12">Now, let’s say you’re working with data that arrives over time, like real-time events. Observables handle these streams of asynchronous data, where multiple values might arrive continuously:</text:span></text:span></text:p>
      <text:p text:style-name="P49"><text:soft-page-break/><text:span text:style-name="Source_20_Text"><text:s text:c="4"/>const inputObservable = createEventObservable(inputElement, 'input')</text:span></text:p>
      <text:p text:style-name="P49"><text:span text:style-name="Source_20_Text"><text:s text:c="6"/>.pipe(</text:span></text:p>
      <text:p text:style-name="P49"><text:span text:style-name="Source_20_Text"><text:s text:c="8"/>map(event =&gt; event.target.value),</text:span></text:p>
      <text:p text:style-name="P49"><text:span text:style-name="Source_20_Text"><text:s text:c="8"/>debounce(500)</text:span></text:p>
      <text:p text:style-name="P49"><text:span text:style-name="Source_20_Text"><text:s text:c="6"/>);</text:span></text:p>
      <text:p text:style-name="P49"><text:span text:style-name="Source_20_Text"/></text:p>
      <text:p text:style-name="P11">With <text:span text:style-name="Strong_20_Emphasis">observables</text:span>, we can subscribe and respond to each value as it arrives, ideal for real-time data flows.</text:p>
      <text:p text:style-name="P36"><text:span text:style-name="T8">SLIDE </text:span><text:span text:style-name="T9">3</text:span><text:span text:style-name="T8"> (</text:span><text:span text:style-name="T10">IMPERATIVE</text:span><text:span text:style-name="T8"> BIAS)</text:span></text:p>
      <text:p text:style-name="P4">Let's consider a simple code example that illustrates the imperative nature of early JavaScript:</text:p>
      <text:p text:style-name="P29">&lt;p id="message"&gt;Hello, JS.Talks()!&lt;/p&gt;</text:p>
      <text:p text:style-name="P28">&lt;button onclick="updateMessage()"&gt;Click Me&lt;/button&gt;</text:p>
      <text:p text:style-name="P28">&lt;script&gt;</text:p>
      <text:p text:style-name="P48"><text:s text:c="2"/>function updateMessage() {</text:p>
      <text:p text:style-name="P29"><text:span text:style-name="T32"><text:s text:c="4"/></text:span>document.getElementById("message").textContent = "Hellow!";</text:p>
      <text:p text:style-name="P48"><text:s text:c="2"/>}</text:p>
      <text:p text:style-name="P28">&lt;/script&gt;</text:p>
      <text:p text:style-name="P28"/>
      <text:p text:style-name="P11"><text:span text:style-name="T2">In this example, we have an HTML paragraph displaying a message and a button that, when clicked, triggers the </text:span><text:span text:style-name="Source_20_Text"><text:span text:style-name="T2">updateMessage</text:span></text:span><text:span text:style-name="T2"> function. This function directly manipulates the (DOM) by changing the text content of the paragraph. The code executes in a straightforward, step-by-step manner: when the user clicks the button, the function runs and updates the message.</text:span></text:p>
      <text:p text:style-name="P11">This style of coding reflects the <text:span text:style-name="Strong_20_Emphasis">imperative bias</text:span> inherent in JavaScript's origins. Despite its name, JavaScript <text:span text:style-name="T52">(o</text:span>riginally called <text:span text:style-name="Strong_20_Emphasis">Mocha</text:span><text:span text:style-name="Strong_20_Emphasis"><text:span text:style-name="T52">)</text:span></text:span> was designed to be a simple scripting language for the web. Its primary purpose was to enhance static HTML pages with basic interactivity—responding to user actions like clicks, form submissions, and simple animations.</text:p>
      <text:p text:style-name="P69">Synchronous and asynchronous time</text:p>
      <text:p text:style-name="P11">As a procedural and event-driven language, JavaScript was built to execute sequences of instructions and handle direct user-triggered events. It lacked built-in mechanisms for advanced state management or reactivity, focusing instead on immediate manipulation of the DOM to produce visual feedback.</text:p>
      <text:p text:style-name="P11"><text:span text:style-name="T52">Secondly, p</text:span>rocedural and imperative programming are commonly taught first because they align with our natural way of thinking in sequential steps, making coding feel intuitive. In an imperative approach, each line of code represents a direct action, creating a clear cause-and-effect relationship that's easy to follow and debug. When we write code like the example above, we see immediate, concrete feedback—such as a message changing or a button responding to a click.</text:p>
      <text:p text:style-name="P11">This method gives new programmers control over program flow, helping them grasp foundational concepts like variables, loops, conditionals, and functions before moving on to more abstract <text:soft-page-break/>paradigms like functional programming. It emphasizes the "how" of programming—specifying the exact steps the computer should take to achieve a desired outcome.</text:p>
      <text:p text:style-name="P11">Understanding this imperative bias is crucial because it highlights why we often default to certain coding practices and why shifting to more reactive and declarative paradigms can be beneficial. As we progress, we'll explore how embracing concepts like reactivity and immutability can address these limitations, leading to more robust and maintainable applications.</text:p>
      <text:p text:style-name="P68">When there is pressure you come up with new tools. </text:p>
      <text:p text:style-name="P42"><text:span text:style-name="T2">SLIDE </text:span><text:span text:style-name="T6">4</text:span><text:span text:style-name="T2"> (</text:span><text:span text:style-name="T3">WHEN YOU HAVE A HAMMER EVERYTHING IS A NAIL</text:span><text:span text:style-name="T2">)</text:span></text:p>
      <text:p text:style-name="P9">&lt;script&gt;</text:p>
      <text:p text:style-name="P7"><text:s text:c="2"/>function updateMessage() {</text:p>
      <text:p text:style-name="P8"><text:s text:c="4"/>document.getElementById("message").textContent = "Hellow!";</text:p>
      <text:p text:style-name="P8"><text:s text:c="2"/>}</text:p>
      <text:p text:style-name="P7">&lt;/script&gt;</text:p>
      <text:p text:style-name="P27"><text:span text:style-name="T2"/></text:p>
      <text:p text:style-name="P11">I’m not here to preach about how to write code—sometimes simple, direct code is exactly what you need. When we write vanilla JavaScript, we often create code like this: it directly manipulates the DOM to update a paragraph when a button is clicked. For small scripts or straightforward applications, this approach works perfectly. It’s clean, easy to follow, and keeps things simple.</text:p>
      <text:p text:style-name="P11">In these cases, we’re using the tools we know, and there’s nothing wrong with that. You don’t need reactivity, observables, or complex state management for something this basic. Not every project demands advanced patterns or intricate architectures.</text:p>
      <text:p text:style-name="P11"><text:span text:style-name="T84">W</text:span><text:span text:style-name="T53">hen</text:span> applications grow, the challenges grow too. Managing state, handling asynchronous events, and maintaining clean, reliable code become more difficult. This is when concepts like reactivity, immutability, and functional programming can really shine.</text:p>
      <text:p text:style-name="P11">There’s a saying: "When you have a hammer, everything looks like a nail." It’s just a reminder that while familiar tools can be invaluable, they’re not always the best fit. Sometimes, simple code is the answer; other times, embracing more complex patterns can save you a lot of headaches down the road. It’s all about finding the right balance for your project’s needs.</text:p>
      <text:p text:style-name="P14">What makes these concepts so interesting is how they challenge us to think differently about data and events in our applications. Instead of managing data manually, reactivity and observables allow us to create systems where data flows naturally, triggering updates as it changes, and making the application feel responsive and adaptive.</text:p>
      <text:p text:style-name="P40"><text:span text:style-name="T2">SLIDE </text:span><text:span text:style-name="T6">5</text:span><text:span text:style-name="T2"> (</text:span><text:span text:style-name="T4">CAN YOU MAKE ME A WEBSITE?</text:span><text:span text:style-name="T2">)</text:span></text:p>
      <text:p text:style-name="P17"><text:soft-page-break/><text:span text:style-name="Emphasis"><text:span text:style-name="T35">Let me share a story that might sound familiar. </text:span></text:span><text:span text:style-name="Emphasis"><text:span text:style-name="T33">Imagine a </text:span></text:span><text:span text:style-name="Emphasis"><text:span text:style-name="T36">friend</text:span></text:span><text:span text:style-name="Emphasis"><text:span text:style-name="T33"> asks you to build a simple website. The budget is minimal—let's say 6 BGN—and after a handshake agreement, you set to work. Two weeks later, you deliver a basic site with the following code:</text:span></text:span></text:p>
      <text:p text:style-name="Preformatted_20_Text">const data = { value: 'Hello' };</text:p>
      <text:p text:style-name="Preformatted_20_Text">const content = document.createTextNode(data.value);</text:p>
      <text:p text:style-name="Preformatted_20_Text">const paragraph = document.createElement('p');</text:p>
      <text:p text:style-name="Preformatted_20_Text">paragraph.appendChild(content);</text:p>
      <text:p text:style-name="Preformatted_20_Text">document.body.appendChild(paragraph);</text:p>
      <text:p text:style-name="Standard"/>
      <text:p text:style-name="P12"><text:span text:style-name="T19">Your friend</text:span><text:span text:style-name="T18"> is pleased but wants the displayed message to update in real-time when </text:span><text:span text:style-name="Source_20_Text"><text:span text:style-name="T18">data.value</text:span></text:span><text:span text:style-name="T18"> changes. So you update </text:span><text:span text:style-name="Source_20_Text"><text:span text:style-name="T18">data.value</text:span></text:span><text:span text:style-name="T18">, but nothing happens on the page. Why?</text:span></text:p>
      <text:p text:style-name="P30"><text:bookmark-start text:name="__DdeLink__1158_3600636470"/>// <text:span text:style-name="T16">after some time</text:span></text:p>
      <text:p text:style-name="P30"><text:span text:style-name="T15">data.value</text:span> = ‘Hello JS.<text:span text:style-name="T39">Talks()</text:span>’;<text:bookmark-end text:name="__DdeLink__1158_3600636470"/></text:p>
      <text:p text:style-name="P33"><text:span text:style-name="T18"/></text:p>
      <text:p text:style-name="P13"><text:span text:style-name="T2">When this code runs, it initially displays "Hello" in the DOM. But when we later update </text:span><text:span text:style-name="Source_20_Text"><text:span text:style-name="T2">data.value</text:span></text:span><text:span text:style-name="T2"> to "Hello JS.Talks()", the displayed text remains the same. This is because we told the browser to create a text node using the current value of </text:span><text:span text:style-name="Source_20_Text"><text:span text:style-name="T2">data.value</text:span></text:span><text:span text:style-name="T2"> and display it in the DOM. The text node captured a snapshot of the string at that moment. Updating </text:span><text:span text:style-name="Source_20_Text"><text:span text:style-name="T2">data.value</text:span></text:span><text:span text:style-name="T2"> afterward doesn't affect the text node because there's no connection between the variable and the DOM once the node is created.</text:span></text:p>
      <text:p text:style-name="P11">This behavior highlights a key aspect of procedural programming. In procedural code, operations happen in a straightforward, synchronous manner—each line executes in order, and once a piece of data is used, there's no inherent mechanism to track changes to it. The code doesn't "bind" the DOM node to <text:span text:style-name="Source_20_Text">data.value</text:span> to reflect future updates.</text:p>
      <text:p text:style-name="P11">Procedural programming is <text:span text:style-name="Strong_20_Emphasis">space-focused</text:span>—we work directly with memory, accessing and modifying data in specific locations. The program's state is tied to these memory locations, and changes are made explicitly and imperatively.</text:p>
      <text:p text:style-name="P2">SLIDE 6 (DETECTING CHANGE) <text:s text:c="2"/></text:p>
      <text:p text:style-name="P3">Consider this: when we mutate an object or an array in JavaScript, the system doesn't inherently know that a change has occurred. Why is that? <text:span text:style-name="T85">Can you make a system react to the same value</text:span></text:p>
      <text:p text:style-name="P11">In JavaScript, we have both <text:span text:style-name="Strong_20_Emphasis">values</text:span> and <text:span text:style-name="Strong_20_Emphasis">references</text:span>. Primitive types like numbers and strings are compared by value. However, objects and arrays are compared by reference, and their actual content is stored in the heap memory. When we mutate an object or array, we're modifying the data in a specific location in memory. But unless we're constantly monitoring that memory location to see if it has changed, how would we know that an update has occurred?</text:p>
      <text:p text:style-name="P11"><text:soft-page-break/><text:span text:style-name="T54">We could consider</text:span> a perpetual process that watches for changes without us explicitly invoking anything—essentially, detecting mutations automatically. Unfortunately, JavaScript doesn't provide a built-in mechanism for this. We can't have an observer silently watch a portion of memory and notify us the moment it changes, at least not without introducing performance issues or complexity.</text:p>
      <text:p text:style-name="P11">This isn't practical with the current state of JavaScript. Perhaps in the future, with the introduction of new features like <text:span text:style-name="Strong_20_Emphasis">structs</text:span> or better support for immutability, this might become feasible. But for now, we need to find alternative solutions.</text:p>
      <text:p text:style-name="P11">So, how do we detect changes and trigger updates in our applications today?</text:p>
      <text:p text:style-name="P41"><text:span text:style-name="T2">SLIDE </text:span><text:span text:style-name="T7">7</text:span><text:span text:style-name="T2"> (</text:span><text:span text:style-name="T5">VALUE ORIENTED DESIGN</text:span><text:span text:style-name="T2">)</text:span></text:p>
      <text:p text:style-name="P18">One common approach is to avoid mutating objects directly. Instead, we create new objects when we need to make changes. This is the essence of <text:span text:style-name="Strong_20_Emphasis">immutability</text:span>. By creating a new object, we change its reference, and since objects are compared by reference, this makes it easier to detect that a change has occurred. For example:</text:p>
      <text:p text:style-name="P50"><text:span text:style-name="Source_20_Text">// Mutating an object (not recommended)</text:span></text:p>
      <text:p text:style-name="P51"><text:span text:style-name="Source_20_Text">let obj = { value: 1 };</text:span></text:p>
      <text:p text:style-name="P51"><text:span text:style-name="Source_20_Text">obj.value = 2; // The reference remains the same</text:span></text:p>
      <text:p text:style-name="P51"/>
      <text:p text:style-name="P51"><text:span text:style-name="Source_20_Text">// Creating a new object (recommended)</text:span></text:p>
      <text:p text:style-name="P51"><text:span text:style-name="Source_20_Text">let obj = { value: 1 };</text:span></text:p>
      <text:p text:style-name="P52"><text:span text:style-name="Source_20_Text">let newObj = { ...obj, value: 2 }; // newObj has a different reference</text:span></text:p>
      <text:p text:style-name="P18">By creating a new object, any system that relies on object references to detect changes—like React—can easily identify that an update has occurred and respond accordingly.</text:p>
      <text:p text:style-name="P10"><text:span text:style-name="T17">My perspective on this changed when I encountered Rich Hickey’s talk, </text:span><text:span text:style-name="Emphasis"><text:span text:style-name="T17">"The Value of Values,"</text:span></text:span><text:span text:style-name="T17"> which opened my eyes to a different way of thinking. Hickey posed a question that challenged this space-centered view of programming: </text:span><text:span text:style-name="Strong_20_Emphasis"><text:span text:style-name="T17">Are we building systems that are truly about information, or are they mainly about manipulating space?</text:span></text:span><text:span text:style-name="T17"> He describes </text:span><text:span text:style-name="Strong_20_Emphasis"><text:span text:style-name="T17">place-oriented programming</text:span></text:span><text:span text:style-name="T17"> as programming that ties information to specific memory locations. In such systems, new information simply replaces old information, meaning that the outcome of a function can depend not only on its inputs but also on </text:span><text:span text:style-name="Emphasis"><text:span text:style-name="T17">when</text:span></text:span><text:span text:style-name="T17"> it runs and what other parts of the system have done to that “place” in memory.</text:span></text:p>
      <text:p text:style-name="P11"><text:span text:style-name="T20">Another example is</text:span><text:span text:style-name="T17"> if one part of a system updates a record in a database, another program relying on that data might produce a different output simply because the information in that "place" has changed. Even though the function's explicit inputs haven't changed, its output becomes unpredictable because it depends on the mutable state of places, not on immutable values. </text:span><text:span text:style-name="T21">The same </text:span><text:soft-page-break/><text:span text:style-name="T21">principles apply as building code system design we’re not currently looking at language specific features.</text:span></text:p>
      <text:p text:style-name="P20">In contrast, <text:span text:style-name="Strong_20_Emphasis">value-oriented programming</text:span> treats data as immutable. A <text:span text:style-name="Strong_20_Emphasis">value</text:span> is a piece of information detached from any particular moment in time—it’s stable and consistent. When functions are defined in terms of values, they yield the same result every time for the same inputs, regardless of external factors. </text:p>
      <text:p text:style-name="P43">SLIDE 8 (<text:span text:style-name="T55">IMPLEMENT REACTIVITY</text:span>)</text:p>
      <text:p text:style-name="P21">Let's revisit our previous example to see how we can introduce <text:span text:style-name="Strong_20_Emphasis">reactivity</text:span> and <text:span text:style-name="Strong_20_Emphasis">immutability</text:span> into our code. To achieve this, we'll eliminate uncontrolled state updates—meaning we prevent state changes that can happen at any point without our awareness. Instead, we'll ensure that any state change triggers an update to the DOM.</text:p>
      <text:p text:style-name="P31"><text:bookmark-start text:name="__DdeLink__1160_3600636470"/>function stateManager(initialState, reducer) {</text:p>
      <text:p text:style-name="P31"><text:s text:c="2"/>let state = initialState;</text:p>
      <text:p text:style-name="P31"><text:s text:c="2"/>const stateWatchers = [];</text:p>
      <text:p text:style-name="P31"/>
      <text:p text:style-name="P31"><text:s text:c="2"/>function dispatch(action) <text:span text:style-name="T28">{</text:span></text:p>
      <text:p text:style-name="P31"><text:s text:c="4"/><text:span text:style-name="T28">const newState</text:span> = reducer(state, action);</text:p>
      <text:p text:style-name="P31"><text:s text:c="4"/><text:span text:style-name="T28">if (state.value !== newState.value) {</text:span></text:p>
      <text:p text:style-name="P31"><text:s text:c="6"/>stateWatchers.forEach((w) =&gt; w(state));</text:p>
      <text:p text:style-name="P32"><text:s text:c="4"/>}</text:p>
      <text:p text:style-name="P31"><text:s text:c="2"/>}</text:p>
      <text:p text:style-name="P31"/>
      <text:p text:style-name="P31"><text:s text:c="2"/>function onStateChange(watcher) {</text:p>
      <text:p text:style-name="P31"><text:s text:c="4"/>stateWatchers.push(watcher);</text:p>
      <text:p text:style-name="P31"><text:s text:c="4"/>// <text:span text:style-name="T28">I</text:span>mmediately notify</text:p>
      <text:p text:style-name="P31"><text:s text:c="4"/>watcher(state);</text:p>
      <text:p text:style-name="P31"><text:s text:c="2"/>}</text:p>
      <text:p text:style-name="P31"/>
      <text:p text:style-name="P31"><text:s text:c="2"/>function getState() {</text:p>
      <text:p text:style-name="P31"><text:s text:c="4"/>return state;</text:p>
      <text:p text:style-name="P31"><text:s text:c="2"/>}</text:p>
      <text:p text:style-name="P31"/>
      <text:p text:style-name="P31"><text:s text:c="2"/>return { dispatch, onStateChange, getState };</text:p>
      <text:p text:style-name="P31">}</text:p>
      <text:p text:style-name="P31"/>
      <text:p text:style-name="P31">function domManager() {</text:p>
      <text:p text:style-name="P31"><text:s text:c="2"/>const node = document.createTextNode('');</text:p>
      <text:p text:style-name="P31"><text:s text:c="2"/>const paragraph = document.createElement('p');</text:p>
      <text:p text:style-name="P31"><text:s text:c="2"/>paragraph.appendChild(node);</text:p>
      <text:p text:style-name="P31"><text:s text:c="2"/>document.body.appendChild(paragraph);</text:p>
      <text:p text:style-name="P31"/>
      <text:p text:style-name="P31"><text:s text:c="2"/>function updateDOM(state) {</text:p>
      <text:p text:style-name="P31"><text:s text:c="4"/>node.textContent = state.value;</text:p>
      <text:p text:style-name="P31"><text:s text:c="4"/>console.log('DOMUpdater: Updated DOM with state:', state);</text:p>
      <text:p text:style-name="P31"><text:s text:c="2"/>}</text:p>
      <text:p text:style-name="P31"/>
      <text:p text:style-name="P31"><text:s text:c="2"/>return { updateDOM };</text:p>
      <text:p text:style-name="P31">}</text:p>
      <text:p text:style-name="P31"/>
      <text:p text:style-name="P31">function reducer(state, action) {</text:p>
      <text:p text:style-name="P31"><text:s text:c="2"/>if (action.type === 'change') {</text:p>
      <text:p text:style-name="P31"><text:s text:c="4"/>return { value: action.payload.value };</text:p>
      <text:p text:style-name="P31"><text:soft-page-break/><text:s text:c="2"/>}</text:p>
      <text:p text:style-name="P31"><text:s text:c="2"/>return state;</text:p>
      <text:p text:style-name="P31">}</text:p>
      <text:p text:style-name="P31"/>
      <text:p text:style-name="P31">const appState = stateManager({ value: 'Hello' }, reducer);</text:p>
      <text:p text:style-name="P31">const domUpdater = domManager();</text:p>
      <text:p text:style-name="P31"/>
      <text:p text:style-name="P31">// appState -&gt; domUpdater</text:p>
      <text:p text:style-name="P31">appState.onStateChange((state) =&gt; {</text:p>
      <text:p text:style-name="P31"><text:s text:c="2"/>domUpdater.updateDOM(state);</text:p>
      <text:p text:style-name="P31">});</text:p>
      <text:p text:style-name="P31"/>
      <text:p text:style-name="P31">// Dispatch an action to change the state</text:p>
      <text:p text:style-name="P31">appState.dispatch({ type: 'change', payload: { value: 'Hello JS.Conf' } });<text:bookmark-end text:name="__DdeLink__1160_3600636470"/></text:p>
      <text:p text:style-name="P31"/>
      <text:p text:style-name="P21">Here, we use a <text:span text:style-name="Source_20_Text">stateManager</text:span> function to manage state and watch for changes. Every time <text:span text:style-name="Source_20_Text">data.value</text:span> changes, we update the DOM by calling each watcher function. <text:span text:style-name="T14">This approach is </text:span><text:span text:style-name="Strong_20_Emphasis"><text:span text:style-name="T14">reactive</text:span></text:span><text:span text:style-name="T14"> because the DOM now responds to changes in </text:span><text:span text:style-name="Source_20_Text"><text:span text:style-name="T14">data.value</text:span></text:span><text:span text:style-name="T14"> over time.</text:span></text:p>
      <text:p text:style-name="P44">SLIDE 9 (<text:span text:style-name="T56">PASSIVE </text:span><text:span text:style-name="T57">BEHAVIOR</text:span>)</text:p>
      <text:p text:style-name="P22">But is what we've implemented truly reactive? Does the DOM genuinely respond to changes in <text:span text:style-name="Source_20_Text">data.value</text:span>, or are we simply controlling when it updates? Let's pause and consider who owns the update process in our previous example. When we dispatch an action that updates the content, who is responsible for initiating that change?</text:p>
      <text:p text:style-name="P22">In our initial setup, we have a relationship where the <text:span text:style-name="Source_20_Text">appState</text:span> actively pushes updates to the <text:span text:style-name="Source_20_Text">domUpdater</text:span>. The <text:span text:style-name="Source_20_Text">appState</text:span> is proactive—it takes the initiative to modify the DOM whenever there's a state change. The <text:span text:style-name="Source_20_Text">domUpdater</text:span> is passive; it allows other modules to change its state without being directly involved.</text:p>
      <text:p text:style-name="P24"><text:s text:c="19"/><text:span text:style-name="T25">Proactive <text:s text:c="63"/>Passive</text:span></text:p>
      <text:p text:style-name="P53"><text:s text:c="7"/>┌───────────────┐ <text:s text:c="21"/>┌───────────────┐</text:p>
      <text:p text:style-name="P53"><text:s text:c="7"/>│ <text:s text:c="14"/>│ <text:s text:c="21"/>│ <text:s text:c="14"/>│</text:p>
      <text:p text:style-name="P53"><text:s text:c="7"/>│ <text:s/>(<text:span text:style-name="T24">appState</text:span>) <text:s text:c="2"/>│───────────────────&gt; <text:s/>│ <text:s/>(<text:span text:style-name="T24">domUpdater</text:span>) │</text:p>
      <text:p text:style-name="P53"><text:s text:c="7"/>│ <text:s text:c="14"/>│ <text:s text:c="21"/>│ <text:s text:c="14"/>│</text:p>
      <text:p text:style-name="P53"><text:s text:c="7"/>└───────────────┘ <text:s text:c="21"/>└───────────────┘</text:p>
      <text:p text:style-name="P24"/>
      <text:p text:style-name="P26">In this model, the arrow represents the flow of updates from <text:span text:style-name="Source_20_Text">appState</text:span> to <text:span text:style-name="Source_20_Text">domUpdater</text:span>. The ownership of the arrow lies with <text:span text:style-name="Source_20_Text">appState</text:span>, which actively pushes changes. This is an example of <text:span text:style-name="Strong_20_Emphasis">pushing behavior</text:span>.</text:p>
      <text:p text:style-name="P45">SLIDE <text:span text:style-name="T56">10</text:span> (<text:span text:style-name="T56">REACTIVE</text:span>)</text:p>
      <text:p text:style-name="P26">Now, consider an alternative approach where we invert the ownership of the arrow without changing its direction. Instead of <text:span text:style-name="Source_20_Text">appState</text:span> pushing updates, the <text:span text:style-name="Source_20_Text">domUpdater</text:span> listens for changes in <text:span text:style-name="Source_20_Text">appState</text:span> and updates itself accordingly. The <text:span text:style-name="Source_20_Text">domUpdater</text:span> becomes reactive; it <text:soft-page-break/>takes responsibility for managing its own state by reacting to external events. The <text:span text:style-name="Source_20_Text">appState</text:span> remains unaware of any observers—it simply maintains its state.</text:p>
      <text:p text:style-name="P24"><text:s text:c="19"/><text:span text:style-name="T25">Listenable <text:s text:c="63"/>Reactive</text:span></text:p>
      <text:p text:style-name="P53"><text:s text:c="7"/>┌───────────────┐ <text:s text:c="21"/>┌───────────────┐</text:p>
      <text:p text:style-name="P53"><text:s text:c="7"/>│ <text:s text:c="14"/>│ <text:s text:c="21"/>│ <text:s text:c="14"/>│</text:p>
      <text:p text:style-name="P53"><text:s text:c="7"/>│ <text:s/>(<text:span text:style-name="T24">appState</text:span>) <text:s text:c="2"/>│ <text:s/>───────────────────&gt;│ <text:s/>(<text:span text:style-name="T24">domUpdater</text:span>) │</text:p>
      <text:p text:style-name="P53"><text:s text:c="7"/>│ <text:s text:c="14"/>│ <text:s text:c="21"/>│ <text:s text:c="14"/>│</text:p>
      <text:p text:style-name="P53"><text:s text:c="7"/>└───────────────┘ <text:s text:c="21"/>└───────────────┘</text:p>
      <text:p text:style-name="P24"/>
      <text:p text:style-name="P26"><text:span text:style-name="T26">With this approach, </text:span><text:span text:style-name="T27">domManager</text:span><text:span text:style-name="T26"> listens to an event happening in </text:span><text:span text:style-name="T27">appState</text:span><text:span text:style-name="T26">, and manages its own state when that event happens. </text:span><text:span text:style-name="T27">domManager</text:span><text:span text:style-name="T26"> is </text:span><text:span text:style-name="Strong_20_Emphasis"><text:span text:style-name="T26">reactive</text:span></text:span><text:span text:style-name="T26">: it is fully responsible for managing its own state by reacting to external events. </text:span><text:span text:style-name="T27">appState</text:span><text:span text:style-name="T26">, on the other hand, is unaware of the existence of the arrow originating from its </text:span><text:span text:style-name="T27">state update</text:span><text:span text:style-name="T26"> event.</text:span></text:p>
      <text:p text:style-name="P53"/>
      <text:p text:style-name="P53"><text:bookmark-start text:name="__DdeLink__1162_3600636470"/>function domManager(appState) {</text:p>
      <text:p text:style-name="P53"><text:s text:c="2"/>appState.onStateChange(updateDOM);</text:p>
      <text:p text:style-name="P53">}</text:p>
      <text:p text:style-name="P53"/>
      <text:p text:style-name="P53">const appState = stateManager({ value: 'Hello' }, reducer);</text:p>
      <text:p text:style-name="P53">const domUpdater = domManager(appState);</text:p>
      <text:p text:style-name="P53"/>
      <text:p text:style-name="P53">// No need to set up the subscription here anymore</text:p>
      <text:p text:style-name="P53">// The domManager handles its own subscription internally</text:p>
      <text:p text:style-name="P53"/>
      <text:p text:style-name="P53">appState.dispatch({ type: 'change', payload: { value: 'Hello JS.Conf' } });<text:bookmark-end text:name="__DdeLink__1162_3600636470"/></text:p>
      <text:p text:style-name="P53"/>
      <text:p text:style-name="P124">improve on approach exmplananation</text:p>
      <text:p text:style-name="P53"/>
      <text:p text:style-name="P46">SLIDE 11 (TO REITERATE)</text:p>
      <text:p text:style-name="P11">This shift may seem like a subtle detail, but it encapsulates much of what we've discussed so far. To achieve true reactivity, we need a way to detect changes—something that JavaScript's native constructs don't inherently support. Detecting change becomes straightforward when data is immutable because we can reason about transformations by comparing values over time.</text:p>
      <text:p text:style-name="P11">This ability to track and reason about change lies at the very foundation of logic itself and is essential for building predictable, reactive systems. Think about it: when someone gives you their new phone number, you don't overwrite the old one without acknowledging the change. You recognize that the number has changed and update your records accordingly. We've managed to implement this kind of reasoning in our programs by embracing immutability and reactivity.</text:p>
      <text:p text:style-name="P11">Moreover, this approach reinforces a <text:span text:style-name="Strong_20_Emphasis">unidirectional</text:span> flow of data. Data moves in one direction—from the <text:span text:style-name="Source_20_Text">appState</text:span> to any interested observers—without the <text:span text:style-name="Source_20_Text">appState</text:span> needing to know who those observers are. Components become more modular and decoupled, leading to systems that are easier to understand, maintain, and extend.</text:p>
      <text:p text:style-name="P11"><text:soft-page-break/>Inverting control in this way aligns our applications more closely with how we naturally think about change and response. It allows us to build systems where components actively observe and react to changes in the state, rather than being passively manipulated by external forces.</text:p>
      <text:p text:style-name="P107">SLIDE 12 (OBSERVABLES)</text:p>
      <text:p text:style-name="P11">Up until now, we've created observers in our examples, but we're still missing a crucial component: an <text:span text:style-name="Strong_20_Emphasis">observable</text:span>. To make our user interface more responsive and simplify updates, we need an observable that produces events to which the observer can react.</text:p>
      <text:p text:style-name="P11">But what exactly is an observable? I really <text:span text:style-name="T58">like the</text:span> definition provided by RxJS:</text:p>
      <text:p text:style-name="P11"><text:span text:style-name="Strong_20_Emphasis">"Observables are lazy push collections of multiple values."</text:span></text:p>
      <text:p text:style-name="P11">This <text:span text:style-name="T58">definition </text:span>is quite packed with information, <text:span text:style-name="T59">let’s break it down.</text:span></text:p>
      <text:p text:style-name="P11">First, <text:span text:style-name="Strong_20_Emphasis">lazy</text:span> means that an observable doesn't produce any values or perform any work until there is a subscriber. In other words, nothing happens until you subscribe to the observable. This is similar to how a function doesn't execute until it's called. Unless someone is interested in the observable's output, it remains idle.</text:p>
      <text:p text:style-name="P11">Second, <text:span text:style-name="Strong_20_Emphasis">push</text:span> indicates that data is pushed from the observable to its subscribers. In this model, the producer decides when new data is ready and sends it to the consumer. This contrasts with the pull model, where the consumer actively requests or "pulls" data from the producer. For example, when you call a function, you're pulling a value immediately. With an observable, you're notified whenever a new value is available, without needing to ask for it.</text:p>
      <text:p text:style-name="P11">Finally, <text:span text:style-name="Strong_20_Emphasis">collections of multiple values</text:span> highlight that, unlike promises—which resolve to a single value or error—observables can emit multiple values over time. They are well-suited for modeling data that unfolds as a series of events, such as user clicks, key presses, or data received over a network. Observables handle asynchronous data gracefully, producing values at varying intervals as new data becomes available.</text:p>
      <text:p text:style-name="P11">To put it simply, an observable is a data structure that allows you to define a sequence of events or data emissions over time. It's like a "data producer" capable of emitting multiple values, either synchronously or asynchronously. By subscribing to an observable, you can "listen" for these emissions and respond as each new value arrives.</text:p>
      <text:p text:style-name="P112">SLIDE 1<text:span text:style-name="T60">3</text:span> (<text:span text:style-name="T61">IMPLEMENTATION</text:span>)</text:p>
      <text:p text:style-name="P82">Lets create an example with an input as a source for our data stream and turn it into and observable. First define</text:p>
      <text:p text:style-name="P59"><text:soft-page-break/>type Observer&lt;T&gt; = {<text:line-break/> <text:s/>next: (value: T) =&gt; void;<text:line-break/> <text:s/>error?: (err: any) =&gt; void;<text:line-break/> <text:s/>complete?: () =&gt; void;<text:line-break/>}; <text:line-break/></text:p>
      <text:p text:style-name="P115">type Subscription = {</text:p>
      <text:p text:style-name="P59"><text:s text:c="2"/><text:span text:style-name="T64">unsubscribe: () =&gt; void;</text:span></text:p>
      <text:p text:style-name="P115">}</text:p>
      <text:p text:style-name="P59"/>
      <text:p text:style-name="P60">type SubscribeFunction&lt;T&gt; = (observer: Observer&lt;T&gt;) =&gt; Subscription;</text:p>
      <text:p text:style-name="P59"><text:line-break/>class Observable&lt;T&gt; {<text:line-break/> <text:s/>private _subscribe: SubscribeFunction&lt;T&gt;;<text:line-break/><text:line-break/> <text:s/>constructor(subscribe: SubscribeFunction&lt;T&gt;) {<text:line-break/> <text:s text:c="3"/>this._subscribe = subscribe;<text:line-break/> <text:s/>}<text:line-break/><text:line-break/> <text:s/>subscribe(observer: Observer&lt;T&gt;): Subscription {<text:line-break/> <text:s text:c="3"/>return this._subscribe(observer);<text:line-break/> <text:s/>}<text:line-break/>}</text:p>
      <text:p text:style-name="Preformatted_20_Text"/>
      <text:p text:style-name="P81">Now that we have an observable we define a factory for html element observables</text:p>
      <text:p text:style-name="P81"/>
      <text:p text:style-name="Preformatted_20_Text">function createEventObservable(element, eventType) {<text:line-break/> <text:s/>return new Observable((observer) =&gt; {<text:line-break/> <text:s text:c="3"/>function handleEvent(event) {<text:line-break/> <text:s text:c="5"/>observer.next(event);<text:line-break/> <text:s text:c="3"/>}<text:line-break/><text:line-break/> <text:s text:c="3"/>element.addEventListener(eventType, handleEvent);<text:line-break/><text:line-break/> <text:s text:c="3"/>return {<text:line-break/> <text:s text:c="5"/>unsubscribe() {<text:line-break/> <text:s text:c="7"/>element.removeEventListener(eventType, handleEvent);<text:line-break/> <text:s text:c="5"/>},<text:line-break/> <text:s text:c="3"/>};<text:line-break/> <text:s/>});<text:line-break/>}<text:line-break/></text:p>
      <text:p text:style-name="P62">We can officially subscribe to the input field</text:p>
      <text:p text:style-name="P61"><text:span text:style-name="T65"><text:line-break/></text:span>const inputElement = document.getElementById('textInput');</text:p>
      <text:p text:style-name="P61"/>
      <text:p text:style-name="P61">const inputObservable = createInputObservable(inputElement);</text:p>
      <text:p text:style-name="P61"/>
      <text:p text:style-name="P61">const subscription = inputObservable.subscribe({<text:line-break/> <text:s/>next(value) {<text:line-break/> <text:s text:c="3"/>console.log("Input value:", value);<text:line-break/> <text:s/>},<text:line-break/> <text:s/>error(err) {<text:line-break/> <text:s text:c="3"/>console.error("Error:", err);<text:line-break/> <text:s/>},<text:line-break/> <text:s/>complete() {<text:line-break/> <text:s text:c="3"/>console.log("Observable completed.");<text:line-break/> <text:s/>},<text:line-break/>});<text:span text:style-name="T62"><text:line-break/></text:span></text:p>
      <text:p text:style-name="P83">This is it! We’ve done a basic observable/observer pattern. We can modify the example to be more feature rich.</text:p>
      <text:p text:style-name="Preformatted_20_Text"><text:soft-page-break/>class Observable {<text:line-break/> <text:s/>constructor(subscribe) {<text:line-break/> <text:s text:c="3"/>this._subscribe = subscribe;<text:line-break/> <text:s/>}<text:line-break/><text:line-break/> <text:s/>subscribe(observer) {<text:line-break/> <text:s text:c="3"/>return this._subscribe(observer);<text:line-break/> <text:s/>}<text:line-break/><text:line-break/> <text:s/>pipe(...operators) {<text:line-break/> <text:s text:c="3"/>return operators.reduce((prevObservable, operator) =&gt; operator(prevObservable), this);<text:line-break/> <text:s/>}<text:line-break/>}<text:line-break/><text:line-break/>// Debounce Operator<text:line-break/>function debounce(delay) {<text:line-break/> <text:s/>return function (source) {<text:line-break/> <text:s text:c="3"/>return new Observable((observer) =&gt; {<text:line-break/> <text:s text:c="5"/>let timeoutId;<text:line-break/><text:line-break/> <text:s text:c="5"/>const subscription = source.subscribe({<text:line-break/> <text:s text:c="7"/>next(value) {<text:line-break/> <text:s text:c="9"/>clearTimeout(timeoutId);<text:line-break/> <text:s text:c="9"/>timeoutId = setTimeout(() =&gt; {<text:line-break/> <text:s text:c="11"/>observer.next(value);<text:line-break/> <text:s text:c="9"/>}, delay);<text:line-break/> <text:s text:c="7"/>},<text:line-break/> <text:s text:c="7"/>error(err) {<text:line-break/> <text:s text:c="9"/>observer.error(err);<text:line-break/> <text:s text:c="7"/>},<text:line-break/> <text:s text:c="7"/>complete() {<text:line-break/> <text:s text:c="9"/>clearTimeout(timeoutId);<text:line-break/> <text:s text:c="9"/>observer.complete();<text:line-break/> <text:s text:c="7"/>},<text:line-break/> <text:s text:c="5"/>});<text:line-break/><text:line-break/> <text:s text:c="5"/>return {<text:line-break/> <text:s text:c="7"/>unsubscribe() {<text:line-break/> <text:s text:c="9"/>clearTimeout(timeoutId);<text:line-break/> <text:s text:c="9"/>if (subscription &amp;&amp; subscription.unsubscribe) {<text:line-break/> <text:s text:c="11"/>subscription.unsubscribe();<text:line-break/> <text:s text:c="9"/>}<text:line-break/> <text:s text:c="7"/>},<text:line-break/> <text:s text:c="5"/>};<text:line-break/> <text:s text:c="3"/>});<text:line-break/> <text:s/>};<text:line-break/>}<text:line-break/><text:line-break/>// Map Operator<text:line-break/>function map(transformFn) {<text:line-break/> <text:s/>return function (source) {<text:line-break/> <text:s text:c="3"/>return new Observable((observer) =&gt; {<text:line-break/> <text:s text:c="5"/>const subscription = source.subscribe({<text:line-break/> <text:s text:c="7"/>next(value) {<text:line-break/> <text:s text:c="9"/>try {<text:line-break/> <text:s text:c="11"/>const transformed = transformFn(value);<text:line-break/> <text:s text:c="11"/>observer.next(transformed);<text:line-break/> <text:s text:c="9"/>} catch (err) {<text:line-break/> <text:s text:c="11"/>observer.error(err);<text:line-break/> <text:s text:c="9"/>}<text:line-break/> <text:s text:c="7"/>},<text:line-break/> <text:s text:c="7"/>error(err) {<text:line-break/> <text:s text:c="9"/>observer.error(err);<text:line-break/><text:soft-page-break/> <text:s text:c="7"/>},<text:line-break/> <text:s text:c="7"/>complete() {<text:line-break/> <text:s text:c="9"/>observer.complete();<text:line-break/> <text:s text:c="7"/>},<text:line-break/> <text:s text:c="5"/>});<text:line-break/><text:line-break/> <text:s text:c="5"/>return {<text:line-break/> <text:s text:c="7"/>unsubscribe() {<text:line-break/> <text:s text:c="9"/>if (subscription &amp;&amp; subscription.unsubscribe) {<text:line-break/> <text:s text:c="11"/>subscription.unsubscribe();<text:line-break/> <text:s text:c="9"/>}<text:line-break/> <text:s text:c="7"/>},<text:line-break/> <text:s text:c="5"/>};<text:line-break/> <text:s text:c="3"/>});<text:line-break/> <text:s/>};<text:line-break/>}<text:line-break/><text:line-break/>function createEventObservable(element, eventType) {<text:line-break/> <text:s/>return new Observable((observer) =&gt; {<text:line-break/> <text:s text:c="3"/>function handleEvent(event) {<text:line-break/> <text:s text:c="5"/>observer.next(event);<text:line-break/> <text:s text:c="3"/>}<text:line-break/><text:line-break/> <text:s text:c="3"/>element.addEventListener(eventType, handleEvent);<text:line-break/><text:line-break/> <text:s text:c="3"/>return {<text:line-break/> <text:s text:c="5"/>unsubscribe() {<text:line-break/> <text:s text:c="7"/>element.removeEventListener(eventType, handleEvent);<text:line-break/> <text:s text:c="5"/>},<text:line-break/> <text:s text:c="3"/>};<text:line-break/> <text:s/>});<text:line-break/>}<text:line-break/><text:line-break/>// Simulate an API Call Function<text:line-break/>function fetchData(query) {<text:line-break/> <text:s/>// Simulate an API call by returning a promise<text:line-break/> <text:s/>return new Promise((resolve) =&gt; {<text:line-break/> <text:s text:c="3"/>setTimeout(() =&gt; {<text:line-break/> <text:s text:c="5"/>resolve(`Results for "${query}"`);<text:line-break/> <text:s text:c="3"/>}, 1000); // Simulated network delay of 1 second<text:line-break/> <text:s/>});<text:line-break/>}<text:line-break/><text:line-break/>// Main Script<text:line-break/>document.addEventListener('DOMContentLoaded', () =&gt; {<text:line-break/> <text:s/>const inputElement = document.getElementById('textInput');<text:line-break/><text:line-break/> <text:s/>// Create the input observable for 'input' events<text:line-break/> <text:s/>const inputObservable = createEventObservable(inputElement, 'input')<text:line-break/> <text:s text:c="3"/>.pipe(<text:line-break/> <text:s text:c="5"/>map(event =&gt; event.target.value),<text:line-break/> <text:s text:c="5"/>debounce(500)<text:line-break/> <text:s text:c="3"/>);<text:line-break/><text:line-break/> <text:s/>// Subscribe to the input observable to make an API call for each debounced input<text:line-break/> <text:s/>const inputSubscription = inputObservable.subscribe({<text:line-break/> <text:s text:c="3"/>next: (value) =&gt; {<text:line-break/> <text:s text:c="5"/>if (value.trim() === '') {<text:line-break/> <text:s text:c="7"/>console.log('Empty input. Skipping API call.');<text:line-break/> <text:s text:c="7"/>return;<text:line-break/> <text:s text:c="5"/>}<text:line-break/><text:line-break/> <text:s text:c="5"/>fetchData(value)<text:line-break/><text:soft-page-break/> <text:s text:c="7"/>.then((results) =&gt; {<text:line-break/> <text:s text:c="9"/>console.log('API Response:', results);<text:line-break/> <text:s text:c="7"/>})<text:line-break/> <text:s text:c="7"/>.catch((error) =&gt; {<text:line-break/> <text:s text:c="9"/>console.error('API Error:', error);<text:line-break/> <text:s text:c="7"/>});<text:line-break/> <text:s text:c="3"/>},<text:line-break/> <text:s text:c="3"/>error: (err) =&gt; {<text:line-break/> <text:s text:c="5"/>console.error('Observable Error:', err);<text:line-break/> <text:s text:c="3"/>},<text:line-break/> <text:s text:c="3"/>complete: () =&gt; {<text:line-break/> <text:s text:c="5"/>console.log('Input Observable completed.');<text:line-break/> <text:s text:c="3"/>},<text:line-break/> <text:s/>});<text:line-break/><text:line-break/> <text:s/>// Optionally, unsubscribe after a certain condition (e.g., after 30 seconds)<text:line-break/> <text:s/>setTimeout(() =&gt; {<text:line-break/> <text:s text:c="3"/>inputSubscription.unsubscribe();<text:line-break/> <text:s text:c="3"/>console.log('Unsubscribed from all observables.');<text:line-break/> <text:s/>}, 30000);<text:line-break/>});<text:line-break/></text:p>
      <text:p text:style-name="P74"><text:span text:style-name="T63"/></text:p>
      <text:p text:style-name="P39">SLIDE 14 (DIMENSIONS)</text:p>
      <text:p text:style-name="P11">In reactivity, we can consider several dimensions that affect how data flows through our applications. These dimensions include:</text:p>
      <text:list text:style-name="L2">
        <text:list-item>
          <text:p text:style-name="P139"><text:span text:style-name="Strong_20_Emphasis">Synchronous vs. Asynchronous</text:span>: Whether data is available immediately or over time.</text:p>
        </text:list-item>
        <text:list-item>
          <text:p text:style-name="P139"><text:span text:style-name="Strong_20_Emphasis">Single Consumer vs. Multiple Consumers</text:span>: Whether the data is consumed by one or many observers.</text:p>
        </text:list-item>
        <text:list-item>
          <text:p text:style-name="P139"><text:span text:style-name="Strong_20_Emphasis">Unicast vs. Broadcast</text:span>: In a unicast scenario, the consumer owns the data source and can cancel it when no longer interested. In a broadcast scenario, multiple consumers receive data from a shared source.</text:p>
        </text:list-item>
      </text:list>
      <text:p text:style-name="P11">In a unicast system, the consumer has control over the data producer. If they're no longer interested, they can stop the producer, effectively canceling the data stream. This is useful when dealing with personalized data flows where resources can be conserved when not needed.</text:p>
      <text:p text:style-name="P11">In contrast, a broadcast system allows multiple consumers to receive data from the same producer. The producer continues to emit data regardless of individual consumers' interest, making it suitable for shared data streams like live broadcasts or shared event feeds.</text:p>
      <text:p text:style-name="P11">Since in our <text:span text:style-name="T70">push based system</text:span> every future update is bringing us a new value which is more accurate than the previous we can allow ourselves to not respond to each one. </text:p>
      <text:p text:style-name="P11">These dimensions are crucial when dealing with issues like <text:span text:style-name="Strong_20_Emphasis"><text:span text:style-name="T70">pressure</text:span></text:span>, where a fast producer might overwhelm a slow consumer. Although handling <text:span text:style-name="T70">pressure</text:span> in depth is outside the scope of this presentation, it's an important aspect of designing reactive systems. Techniques like <text:span text:style-name="Strong_20_Emphasis">debouncing</text:span> or <text:soft-page-break/><text:span text:style-name="Strong_20_Emphasis">throttling</text:span> enable us to limit the number of updates processed, ensuring that our application remains responsive. For those interested in exploring this topic further, Kris Kowal's talk on the general theory of reactivity provides an insightful deep dive.</text:p>
      <text:p text:style-name="P47">SLIDE 15 (SIMPLIFYING REACTIVITY)</text:p>
      <text:p text:style-name="P108">Now that we have an observable and an observer, data flows smoothly from the source to whoever is concerned. However, this setup might seem overly complex. What if I told you there are simpler ways to achieve reactivity that we often overlook?</text:p>
      <text:p text:style-name="P11">Let's take a step back and consider the fundamental building blocks required for reactivity: a <text:span text:style-name="Strong_20_Emphasis">producer</text:span> and a <text:span text:style-name="Strong_20_Emphasis">consumer</text:span>. Conceptually, these two roles are the most primitive aspects of any value in programming. Every value can be thought of as having two methods:</text:p>
      <text:list text:style-name="L3">
        <text:list-item>
          <text:p text:style-name="P140"><text:span text:style-name="Strong_20_Emphasis">Set (Producer)</text:span>: A way to produce or update a value.</text:p>
        </text:list-item>
        <text:list-item>
          <text:p text:style-name="P141"><text:span text:style-name="Strong_20_Emphasis">Get (Consumer)</text:span>: A way to consume or retrieve a value.</text:p>
        </text:list-item>
      </text:list>
      <text:p text:style-name="P11">By focusing on these basic roles, we can simplify our understanding of reactivity and how data flows through our applications.</text:p>
      <text:p text:style-name="P109">SLIDE 16 (<text:span text:style-name="T73">DUALITY</text:span>)</text:p>
      <text:p text:style-name="P91"><text:span text:style-name="T71">T</text:span>he concepts of <text:span text:style-name="Strong_20_Emphasis">producers</text:span> and <text:span text:style-name="Strong_20_Emphasis">consumers</text:span> are integral and can be traced even to the most primitive values. Every value inherently embodies two primary operations: <text:span text:style-name="Strong_20_Emphasis">set</text:span> and <text:span text:style-name="Strong_20_Emphasis">get</text:span>. The <text:span text:style-name="Strong_20_Emphasis">set operation</text:span> acts as a <text:span text:style-name="Strong_20_Emphasis">consumer</text:span> because it accepts an argument to update the value. Conversely, the <text:span text:style-name="Strong_20_Emphasis">get operation</text:span> functions as a <text:span text:style-name="Strong_20_Emphasis">producer</text:span> since it accepts no arguments and returns the current value. This dynamic can be succinctly described using function notation:</text:p>
      <text:p text:style-name="P91"/>
      <text:p text:style-name="P76">() =&gt; (A) :&gt; (A) =&gt; ()</text:p>
      <text:p text:style-name="P110"/>
      <text:p text:style-name="P111"><text:span text:style-name="T70">Values, therefore, possess these dual roles where the </text:span><text:span text:style-name="Strong_20_Emphasis"><text:span text:style-name="T70">set</text:span></text:span><text:span text:style-name="T70"> and </text:span><text:span text:style-name="Strong_20_Emphasis"><text:span text:style-name="T70">get</text:span></text:span><text:span text:style-name="T70"> operations facilitate a unidirectional flow of information prevent</text:span><text:span text:style-name="T72">ing</text:span><text:span text:style-name="T70"> unintended side effects, making the system easier to debug and reason about.</text:span></text:p>
      <text:p text:style-name="P92"/>
      <text:p text:style-name="P97">SLIDE 17 (<text:span text:style-name="T79">DUALITY IN SPACE-TIME</text:span>)</text:p>
      <text:p text:style-name="P92"/>
      <table:table table:name="Table1" table:style-name="Table1">
        <table:table-column table:style-name="Table1.A" table:number-columns-repeated="3"/>
        <table:table-row>
          <table:table-cell table:style-name="Table1.A1" office:value-type="string">
            <text:p text:style-name="P38"/>
          </table:table-cell>
          <table:table-cell table:style-name="Table1.A1" office:value-type="string">
            <text:p text:style-name="P104">Singular</text:p>
          </table:table-cell>
          <table:table-cell table:style-name="Table1.A1" office:value-type="string">
            <text:p text:style-name="P104">Plural</text:p>
          </table:table-cell>
        </table:table-row>
        <table:table-row>
          <table:table-cell table:style-name="Table1.A1" office:value-type="string">
            <text:p text:style-name="P104">Spatial</text:p>
          </table:table-cell>
          <table:table-cell table:style-name="Table1.A1" office:value-type="string">
            <text:p text:style-name="P106">Value</text:p>
          </table:table-cell>
          <table:table-cell table:style-name="Table1.A1" office:value-type="string">
            <text:p text:style-name="P106">Iterable&lt;Value&gt; <text:span text:style-name="T29">(collection)</text:span></text:p>
          </table:table-cell>
        </table:table-row>
        <table:table-row>
          <table:table-cell table:style-name="Table1.A1" office:value-type="string">
            <text:p text:style-name="P104">Temporal</text:p>
          </table:table-cell>
          <table:table-cell table:style-name="Table1.A1" office:value-type="string">
            <text:p text:style-name="P106">Promise&lt;Value&gt; <text:span text:style-name="T29">(deferred)</text:span></text:p>
          </table:table-cell>
          <table:table-cell table:style-name="Table1.A1" office:value-type="string">
            <text:p text:style-name="P106">Observable&lt;Value&gt; <text:span text:style-name="T31">(stream)</text:span></text:p>
          </table:table-cell>
        </table:table-row>
      </table:table>
      <text:p text:style-name="P93"/>
      <text:p text:style-name="P113">SLIDE 1<text:span text:style-name="T78">8</text:span> (<text:span text:style-name="T79">APPLIED</text:span>)</text:p>
      <text:p text:style-name="P114">To solidify these concepts, let's explore practical examples across the various dimensions of reactivity:</text:p>
      <text:p text:style-name="P114"><text:span text:style-name="Strong_20_Emphasis">Singular Spatial—Value</text:span></text:p>
      <text:p text:style-name="Preformatted_20_Text">// Producer: Simple Value</text:p>
      <text:p text:style-name="P64"><text:soft-page-break/>const greeting = "Hello, World!";</text:p>
      <text:p text:style-name="P64"/>
      <text:p text:style-name="P64">// Consumer: Get Operation</text:p>
      <text:p text:style-name="P64">function getGreeting() {</text:p>
      <text:p text:style-name="P64"><text:s text:c="2"/>return greeting;</text:p>
      <text:p text:style-name="P64">}</text:p>
      <text:p text:style-name="P64"/>
      <text:p text:style-name="P64">console.log(getGreeting());</text:p>
      <text:p text:style-name="P114"/>
      <text:p text:style-name="P114"><text:span text:style-name="Strong_20_Emphasis">Plural Spatial—Iterable&lt;Value&gt; (Collection)</text:span></text:p>
      <text:p text:style-name="P102"><text:span text:style-name="Strong_20_Emphasis"><text:span text:style-name="T23">You can trade memory for time, how to model on infinite sequences. </text:span></text:span></text:p>
      <text:p text:style-name="P65"><text:span text:style-name="T23"/></text:p>
      <text:p text:style-name="P65">// Producer: Generator Function</text:p>
      <text:p text:style-name="P65">function* generateNumbers() { </text:p>
      <text:p text:style-name="P65"><text:s text:c="2"/>let i = 0; </text:p>
      <text:p text:style-name="P65"><text:s text:c="2"/>while (i &lt; 5) { </text:p>
      <text:p text:style-name="P65"><text:s text:c="4"/>yield i; </text:p>
      <text:p text:style-name="P65"><text:s text:c="4"/>i += 1; </text:p>
      <text:p text:style-name="P65"><text:s text:c="2"/>} </text:p>
      <text:p text:style-name="P65">} </text:p>
      <text:p text:style-name="P65"/>
      <text:p text:style-name="P65">const numberGenerator = generateNumbers();</text:p>
      <text:p text:style-name="P65"/>
      <text:p text:style-name="P65">// Consumer: Iterator</text:p>
      <text:p text:style-name="P65">console.log(numberGenerator.next().value); // Outputs: 0</text:p>
      <text:p text:style-name="P65">console.log(numberGenerator.next().value); // Outputs: 1</text:p>
      <text:p text:style-name="P114"><text:span text:style-name="T22"/></text:p>
      <text:p text:style-name="P105">Singular Temporal—Promise&lt;Value&gt; (Deferred)</text:p>
      <text:p text:style-name="P102"><text:span text:style-name="Strong_20_Emphasis"><text:span text:style-name="T23">Promises</text:span></text:span><text:span text:style-name="T23"> are a prime example here. In the </text:span><text:span text:style-name="Strong_20_Emphasis">singular temporal</text:span><text:span text:style-name="T23"> dimension, we encounter deferred values that will be available at some point in the future.</text:span></text:p>
      <text:p text:style-name="P101"><text:span text:style-name="T23"/></text:p>
      <text:p text:style-name="Preformatted_20_Text">// Producer: Promise</text:p>
      <text:p text:style-name="Preformatted_20_Text">function <text:span text:style-name="T80">deferred</text:span>(<text:span text:style-name="T80">value</text:span>) {</text:p>
      <text:p text:style-name="Preformatted_20_Text"><text:s text:c="2"/>return new Promise((resolve) =&gt; {</text:p>
      <text:p text:style-name="Preformatted_20_Text"><text:s text:c="4"/>setTimeout(() =&gt; {</text:p>
      <text:p text:style-name="Preformatted_20_Text"><text:s text:c="6"/>resolve(`Results for "${<text:span text:style-name="T80">value</text:span>}"`);</text:p>
      <text:p text:style-name="Preformatted_20_Text"><text:s text:c="4"/>}, 1000); // Simulated delay of 1 second</text:p>
      <text:p text:style-name="Preformatted_20_Text"><text:s text:c="2"/>});</text:p>
      <text:p text:style-name="Preformatted_20_Text">}</text:p>
      <text:p text:style-name="Preformatted_20_Text"/>
      <text:p text:style-name="Preformatted_20_Text">// Consumer: Then/Catch Handlers</text:p>
      <text:p text:style-name="Preformatted_20_Text">fetchData("JavaScript")</text:p>
      <text:p text:style-name="Preformatted_20_Text"><text:s text:c="2"/>.then(results =&gt; console.log(results))</text:p>
      <text:p text:style-name="Preformatted_20_Text"><text:s text:c="2"/>.catch(error =&gt; console.error(error));</text:p>
      <text:p text:style-name="P114"/>
      <text:p text:style-name="P114"><text:span text:style-name="Strong_20_Emphasis">Plural Temporal—Observable&lt;Value&gt; (Stream)</text:span></text:p>
      <text:p text:style-name="Preformatted_20_Text">// Producer: Generator of Promises (Observable)</text:p>
      <text:p text:style-name="P66">function* generatePromiseStream() {</text:p>
      <text:p text:style-name="P66"><text:s text:c="2"/>let i = 0;</text:p>
      <text:p text:style-name="P66"><text:s text:c="2"/>while (i &lt; 5) {</text:p>
      <text:p text:style-name="P66"><text:s text:c="4"/>yield deferred(`Value ${i}`);</text:p>
      <text:p text:style-name="P66"><text:s text:c="4"/>i += 1;</text:p>
      <text:p text:style-name="P66"><text:s text:c="2"/>}</text:p>
      <text:p text:style-name="P66">}</text:p>
      <text:p text:style-name="P66"/>
      <text:p text:style-name="Preformatted_20_Text">// Consumer: Subscription with Async Iterator</text:p>
      <text:p text:style-name="Preformatted_20_Text">const observable = new Observable(async (observer) =&gt; {</text:p>
      <text:p text:style-name="Preformatted_20_Text"><text:soft-page-break/><text:s text:c="2"/>try {</text:p>
      <text:p text:style-name="Preformatted_20_Text"><text:s text:c="4"/>for (const promise of generatePromiseStream()) {</text:p>
      <text:p text:style-name="Preformatted_20_Text"><text:s text:c="6"/>const value = await promise; // Await each promise yielded by the generator</text:p>
      <text:p text:style-name="Preformatted_20_Text"><text:s text:c="6"/>observer.next(value); // Emit the resolved value</text:p>
      <text:p text:style-name="Preformatted_20_Text"><text:s text:c="4"/>}</text:p>
      <text:p text:style-name="Preformatted_20_Text"><text:s text:c="4"/>observer.complete(); // Signal completion</text:p>
      <text:p text:style-name="Preformatted_20_Text"><text:s text:c="2"/>} catch (error) {</text:p>
      <text:p text:style-name="Preformatted_20_Text"><text:s text:c="4"/>observer.error(error); // Handle errors</text:p>
      <text:p text:style-name="Preformatted_20_Text"><text:s text:c="2"/>}</text:p>
      <text:p text:style-name="Preformatted_20_Text">});</text:p>
      <text:p text:style-name="Preformatted_20_Text"/>
      <text:p text:style-name="Preformatted_20_Text">// Consumer: Subscribe to the Observable</text:p>
      <text:p text:style-name="Preformatted_20_Text">const subscription = observable.subscribe({</text:p>
      <text:p text:style-name="Preformatted_20_Text"><text:s text:c="2"/>next: (result) =&gt; {</text:p>
      <text:p text:style-name="Preformatted_20_Text"><text:s text:c="4"/>console.log('Received:', result);</text:p>
      <text:p text:style-name="Preformatted_20_Text"><text:s text:c="2"/>},</text:p>
      <text:p text:style-name="Preformatted_20_Text"><text:s text:c="2"/>error: (err) =&gt; {</text:p>
      <text:p text:style-name="Preformatted_20_Text"><text:s text:c="4"/>console.error('Error:', err);</text:p>
      <text:p text:style-name="Preformatted_20_Text"><text:s text:c="2"/>},</text:p>
      <text:p text:style-name="Preformatted_20_Text"><text:s text:c="2"/>complete: () =&gt; {</text:p>
      <text:p text:style-name="Preformatted_20_Text"><text:s text:c="4"/>console.log('No more data.');</text:p>
      <text:p text:style-name="Preformatted_20_Text"><text:s text:c="2"/>},</text:p>
      <text:p text:style-name="Preformatted_20_Text">});</text:p>
      <text:p text:style-name="Preformatted_20_Text"/>
      <text:p text:style-name="P67"><text:span text:style-name="T48">Consider the following examples</text:span> <text:span text:style-name="T48">as</text:span> immutable. So, to reiterate at its simplest, a value is something we set <text:span text:style-name="T50">and get</text:span>—information flows in one direction at a single point in time and space. You can also say that <text:span text:style-name="T44">something is </text:span>a value <text:span text:style-name="T44">when</text:span> it will never ever change once created. Now think about how a collection <text:span text:style-name="T44">value </text:span>looks like in the spatial domain. In our example we can have infinite number of user dispatches, however if we want move the dispatches to a single value, then we will need a generator. How to encompass a single <text:span text:style-name="T44">value of an infinite</text:span> <text:span text:style-name="T44">length collection</text:span>? The only way to achieve this is with a generator</text:p>
      <text:p text:style-name="P114"><text:span text:style-name="T81">We can infinitely read from this collection and also observe each new value. But this is a different example from the infinite observer we looked at before. The user dispatching actions was also an example of an infinite events. </text:span><text:span text:style-name="T41">But what about updates in the other direction. This has been pushing behavior of updates and there’s also the opposite of pulling updates. </text:span><text:span text:style-name="T81">And I think it would be the right place to say that the direction of reaction can be either. </text:span><text:span text:style-name="T45">So, we can react when a value is produced/written or when we’re reading/consuming it. This would mean to define the two ways of interacting with values.</text:span></text:p>
      <text:p text:style-name="P98"/>
      <text:p text:style-name="P98">SLIDE 1<text:span text:style-name="T79">9</text:span> (DERIVATIVES OF DUALITY)</text:p>
      <text:p text:style-name="P75"/>
      <text:p text:style-name="P73"><text:span text:style-name="T77">The concept of duality transcends to the way we implement reactivity. </text:span>How would you describe the behavior we’ve analyzed so far? It’s pushing data to all consumers. This is the key concept I think of reactivity, because we’re mostly using discrete values when dealing with user input, clicks or anything of the kind. Pulling data is needed when data is continuous and needs to be sampled over time, for example an estimated time to arrival of a taxi. </text:p>
      <text:p text:style-name="P78"/>
      <text:p text:style-name="P118">Push and pull behaviors, what we’ve introduced in the example is the push behavior where over time we receive an update. The opposite of that is pulling behavior in which when we’re ready to receive state we ask for more. So this naturally creates a problem of the fast producer slow consumer. </text:p>
      <text:p text:style-name="P129"/>
      <text:p text:style-name="P130"/>
      <text:p text:style-name="P86"><text:soft-page-break/>SLIDE <text:span text:style-name="T83">21</text:span> (HOW HAS THIS HELPED US)</text:p>
      <text:p text:style-name="P86"/>
      <text:p text:style-name="P57">How is this helpful? Well I hope that now you can easily understand how reactivity works an how frameworks like Vue and Svelte, probably others (not React) handle reactivity. </text:p>
      <text:p text:style-name="P87"/>
      <text:p text:style-name="P85">How has all of this helped us? Well react is not reactive, to achieve reactivity </text:p>
      <text:p text:style-name="P72"/>
      <text:p text:style-name="P63">const observable = new Observable((subscriber) =&gt; {<text:line-break/> <text:s/>setInterval(() =&gt; subscriber.next(Math.random()), 1000);<text:line-break/>});<text:line-break/><text:line-break/>function App() {<text:line-break/> <text:s/>const [value, setValue] = useState(0);<text:line-break/><text:line-break/> <text:s/>useEffect(() =&gt; {<text:line-break/> <text:s text:c="3"/>const subscription = observable.subscribe(setValue);<text:line-break/> <text:s text:c="3"/>return () =&gt; subscription.unsubscribe();<text:line-break/> <text:s/>}, []);<text:line-break/><text:line-break/> <text:s/>return &lt;div&gt;Random Value: {value}&lt;/div&gt;;<text:line-break/>}<text:line-break/></text:p>
      <text:p text:style-name="P84">In our codebase you can find, which bears a lot of similarities to the observer pattern. <text:span text:style-name="T68">We use this to synchronize changes happening outside the builder with the inside and the other way around. You can agree that this is much simpler than mutating the DOM every time we want something to change on the screen, when the user types of has inserted an element to the page.</text:span></text:p>
      <text:p text:style-name="P63"/>
      <text:p text:style-name="P63">const <text:span text:style-name="T66">{ middleware }</text:span> = <text:span text:style-name="T66">engineHost(); // the middleware is our producer</text:span></text:p>
      <text:p text:style-name="Preformatted_20_Text"><text:line-break/>function App() {<text:line-break/> <text:s/>const [<text:span text:style-name="T66">value</text:span>, setValue] = useState(<text:span text:style-name="T66">{}</text:span>);<text:line-break/><text:line-break/> <text:s/>useEffect(() =&gt; {<text:line-break/> <text:s text:c="3"/>const <text:span text:style-name="T66">unsubscribe</text:span> = <text:span text:style-name="T66">middleware</text:span>.<text:span text:style-name="T66">onChange</text:span>(setValue);<text:line-break/> <text:s text:c="3"/>return () =&gt; unsubscribe();<text:line-break/> <text:s/>}, []);<text:line-break/><text:line-break/> <text:s/>return &lt;<text:span text:style-name="T67">PageContent value={value} /</text:span>&gt;;<text:line-break/>}<text:span text:style-name="T63"><text:line-break/></text:span></text:p>
      <text:p text:style-name="P122"/>
      <text:p text:style-name="P77">When working on our builder tool we decided to follow the broadcast approach where we have a single producer and multiple consumers. We’re using a<text:span text:style-name="T51">n observable stream approach</text:span> to handling updates as we mostly work with user interactions which are atomic, not computationally intensive and they do not block the communication layer. <text:span text:style-name="T51">But they still enqueue the callback queue. So they look fast because we try to keep it empty but they are async.</text:span></text:p>
      <text:p text:style-name="P77"/>
      <text:p text:style-name="P119">SLIDE 22 (Conclusion)</text:p>
      <text:p text:style-name="P37"/>
      <text:p text:style-name="P23"><text:span text:style-name="Strong_20_Emphasis">Key Takeaways</text:span></text:p>
      <text:p text:style-name="P23"><text:span text:style-name="Strong_20_Emphasis">Reactivity Encapsulates Imperative Logic</text:span>: While reactive programming abstracts away the imperative details, it doesn't eliminate them. Instead, it encapsulates them within higher-level abstractions that are easier to reason about.</text:p>
      <text:p text:style-name="P23"><text:soft-page-break/><text:span text:style-name="Strong_20_Emphasis">Declarative Relationships Over Imperative Instructions</text:span>: By focusing on the relationships between data and events, we let the system handle the flow, leading to cleaner and more declarative code.</text:p>
      <text:p text:style-name="P23"><text:span text:style-name="Strong_20_Emphasis">Unidirectional Data Flow Simplifies Complexity</text:span>: Embracing unidirectional data flow and immutability simplifies state management and reduces the likelihood of bugs caused by unexpected side effects.</text:p>
      <text:p text:style-name="P11">Reactivity and value-oriented design represent a shift towards building systems that align more closely with how we naturally think about data and change. They allow us to build applications that are not only functional but also adaptable to the ever-evolving demands of technology.</text:p>
      <text:p text:style-name="P58"/>
      <text:p text:style-name="P58"/>
      <text:p text:style-name="P58">Systems should be value oriented. Doesn’t mean they should not have processing aspect, it behaves like a machine, process oriented programming. The problem is we apply this technology to everything. To achieve reactivity, we often rely on <text:span text:style-name="Strong_20_Emphasis">functions</text:span> that hide away the imperative, step-by-step work, encapsulating it within higher-level abstractions. Although we may only see the functional interface, underneath it there’s still an imperative process managing when and how updates happen. So, reactivity doesn’t eliminate imperative code; it just wraps it in a way that’s easier to work with and reason about. </text:p>
      <text:p text:style-name="P58"/>
      <text:p text:style-name="P55"/>
      <text:h text:style-name="P54" text:outline-level="3">Why This Shift Matters</text:h>
      <text:p text:style-name="Text_20_body">Reactive programming abstracts <text:span text:style-name="Strong_20_Emphasis">manual control</text:span> over processes and focuses on <text:span text:style-name="Strong_20_Emphasis">relationships between data</text:span> and <text:span text:style-name="Strong_20_Emphasis">events over time</text:span>. While it may seem less "machine-like," it is highly efficient for real-world systems that deal with:</text:p>
      <text:list text:style-name="L6">
        <text:list-item>
          <text:p text:style-name="P143"><text:span text:style-name="Strong_20_Emphasis">Asynchronous events</text:span> (e.g., user input, network responses).</text:p>
        </text:list-item>
        <text:list-item>
          <text:p text:style-name="P143"><text:span text:style-name="Strong_20_Emphasis">Dynamic systems</text:span> (e.g., UI frameworks like React, live data streams).</text:p>
        </text:list-item>
        <text:list-item>
          <text:p text:style-name="P142"><text:span text:style-name="Strong_20_Emphasis">Complex dependencies</text:span> (e.g., re-computing values when related data changes).</text:p>
        </text:list-item>
      </text:list>
      <text:h text:style-name="Heading_20_3" text:outline-level="3">Key Takeaway</text:h>
      <text:p text:style-name="Text_20_body">Reactive programming is less about instructing the machine to do tasks in a rigid sequence and more about describing relationships and letting the system <text:span text:style-name="Strong_20_Emphasis">react</text:span> to changes dynamically. It’s like moving from a mechanical switchboard to an adaptive, self-aware system!</text:p>
      <text:p text:style-name="P120">The machine aspect is abstracted away but it’s not omitted. It’s more about building declarative relationships.</text:p>
      <text:p text:style-name="P71"/>
      <text:p text:style-name="P71">To achieve this we need a source, practically anything can be turned into an observable as long as it produces a continuous stream of events. </text:p>
      <text:p text:style-name="P71"/>
      <text:p text:style-name="P95"><text:span text:style-name="T42">Subscribing to these changes is what we call a stream with observers subscribed to it. </text:span>Event buses or your typical click events are really an asynchronous event stream, on which you can observe and do some side effects. You are able to create data streams of anything, not just from click and hover <text:soft-page-break/>events. Streams are cheap and ubiquitous, anything can be a stream: variables, user inputs, properties, caches, data structures, etc. You can listen to that stream and react accordingly.</text:p>
      <text:p text:style-name="P95"/>
      <text:p text:style-name="P34">It's helpful to consider how data can vary along two key dimensions: <text:span text:style-name="Strong_20_Emphasis">singular versus plural</text:span> and <text:span text:style-name="Strong_20_Emphasis">spatial versus temporal</text:span></text:p>
      <text:p text:style-name="P35"/>
      <text:p text:style-name="P103"><text:span text:style-name="T49">This is to contrast the example of the updated phone number.</text:span><text:span text:style-name="T46"> What about when you ask a question and you get a new answer. Let’s say you want to know if your </text:span><text:span text:style-name="T47">taxi is arriving on time. Then you make an effort to check the estimated time of arrival. It is constantly changing but you’re not interested in the continuous change of time, just periodically you want to get your estimate updated. </text:span></text:p>
      <text:p text:style-name="P99"/>
      <text:p text:style-name="P90">GRAVEYARD<text:line-break/><text:line-break/>So far, we’ve focused on the <text:span text:style-name="Strong_20_Emphasis">singular spatial</text:span> dimension—working with individual, synchronous values. A single value is available immediately, and operations on it are straightforward. And now we have to move to plural temporal values. To make this jump let’s just go through the basics for each other dimension. We created an immutable value, <text:span text:style-name="T69">w</text:span>hen we move to the <text:span text:style-name="Strong_20_Emphasis">plural spatial</text:span> dimension, we deal with collections of values that are all available now. This is where <text:span text:style-name="Strong_20_Emphasis">iterables</text:span> come into play. An iterable is an aggregate of immutables and has all the properties of a value, but it allows us to handle multiple items collectively. <text:span text:style-name="Strong_20_Emphasis">Iterators</text:span> and <text:span text:style-name="Strong_20_Emphasis">generators</text:span> are tools that let us traverse these collections, enabling operations over sequences of data synchronously.</text:p>
      <text:p text:style-name="Standard"/>
      <text:p text:style-name="Standard">JavaScript allows for synchronous, place-oriented programming, but it becomes more powerful when it leverages asynchronous operations—delegating work to other processes and handling results when they arrive. This introduces a new dimension: <text:span text:style-name="Strong_20_Emphasis">time</text:span>. To manage this temporal aspect effectively, we turn to <text:span text:style-name="Strong_20_Emphasis">immutable values</text:span>—data that remains stable once created. Immutability makes our programs more predictable, reducing unintended side effects, which is invaluable when working with asynchronous data that may arrive at any moment.</text:p>
      <text:p text:style-name="P89"/>
      <text:p text:style-name="P89">However, many real-world scenarios require handling multiple values that arrive over time. This brings us to the <text:span text:style-name="Strong_20_Emphasis">plural temporal</text:span> dimension, where <text:span text:style-name="Strong_20_Emphasis">observables</text:span> come into play. An observable is like a stream—a data structure that allows you to define a sequence of events or data emissions over time. By subscribing to an observable, you can listen for these emissions and respond as each new value arrives.</text:p>
      <text:p text:style-name="Standard"/>
      <text:p text:style-name="Standard">From there, some really interesting possibilities emerge, allowing us to think about <text:span text:style-name="Strong_20_Emphasis">multiple producers and consumers</text:span> in a reactive system, instead of just one-to-one relationships.</text:p>
      <text:p text:style-name="Standard"/>
      <text:p text:style-name="P96">So, what if we wanted to do something in the time <text:span text:style-name="Emphasis">after</text:span> dispatching the update but <text:span text:style-name="Emphasis">before</text:span> the DOM updates?</text:p>
      <text:p text:style-name="P96"/>
      <text:p text:style-name="P94">Producers are covariant, consumers are contravariant</text:p>
      <text:p text:style-name="P88"/>
      <text:p text:style-name="P121">OK, so now we have an observable and an observer and data flows smoothly from the source to whoever is concerned.</text:p>
      <text:p text:style-name="P56">Now that we know how to do it, we can show how different solutions come into patterns. The dimensions of reactivity include <text:line-break/></text:p>
      <text:p text:style-name="P100"><text:span text:style-name="T48">This was the synchronous asynchronous definition with synchronous handling but t</text:span><text:span text:style-name="T46">o fully </text:span><text:span text:style-name="T43">understand</text:span><text:span text:style-name="T46"> reactivity, let's broaden our discussion by exploring the </text:span><text:span text:style-name="Strong_20_Emphasis"><text:span text:style-name="T46">realms of reactivity</text:span></text:span><text:span text:style-name="T46">.</text:span></text:p>
      <text:p text:style-name="P25"/>
      <text:p text:style-name="P79">is react reactive → no → pulling behavior → other forms of reactivity → I knew some of these things but haven’t found a systematic breakdown that illustrates the underlying principles we build libraries on top of. </text:p>
      <text:p text:style-name="P79"/>
      <text:p text:style-name="P135"><text:span text:style-name="T74">Promises make it possible to manage synchronicity by giving you order independence. It does not matter the order in which you add an observer, the behavior is going to be the same. You can use it to synchronize asynchron</text:span><text:span text:style-name="T30">ou</text:span><text:span text:style-name="T74">s events.</text:span></text:p>
      <text:p text:style-name="P137"/>
      <text:p text:style-name="P137">3. <text:span text:style-name="Strong_20_Emphasis">Error Handling and Isolation</text:span></text:p>
      <text:p text:style-name="P137">A promise queue enables centralized <text:span text:style-name="Strong_20_Emphasis">error handling</text:span> for each iteration, making it easy to catch and manage errors without disrupting the entire processing flow. If an error occurs during one iteration, the queue can catch and handle it, allowing the next iteration to proceed unaffected.</text:p>
      <text:list text:style-name="L4">
        <text:list-item>
          <text:p text:style-name="P127"><text:soft-page-break/><text:span text:style-name="Strong_20_Emphasis">Example</text:span>: In a data processing pipeline, if one iteration fails (e.g., due to a network error), the queue can handle the error and continue with the next iteration, ensuring a more resilient workflow.</text:p>
        </text:list-item>
      </text:list>
      <text:p text:style-name="P137">5. <text:span text:style-name="Strong_20_Emphasis">Data Transformation and Accumulation</text:span></text:p>
      <text:p text:style-name="P137">When each iteration in an iterator involves <text:span text:style-name="Strong_20_Emphasis">transforming or accumulating data</text:span>, a promise queue allows for orderly accumulation or transformation of results. This is valuable in scenarios where each iteration builds on previous ones.</text:p>
      <text:list text:style-name="L8">
        <text:list-item>
          <text:p text:style-name="P136"><text:span text:style-name="Strong_20_Emphasis">Example</text:span>: If each iteration produces data that needs to be combined or aggregated (e.g., calculating cumulative statistics), a promise queue allows each step to complete before the next one starts, maintaining a consistent state.</text:p>
        </text:list-item>
      </text:list>
      <text:p text:style-name="P132">So in our example we can produce a promise, and that will resolve whenever we have a new value. To illustrate we can create a pulling mechanism that puls promises which don’t resolve. Ha!</text:p>
      <text:p text:style-name="P13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Mono" svg:font-family="'Roboto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fo:background-color="#ffffff"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30T07:17:28.325406528</meta:creation-date>
    <dc:date>2024-11-18T18:17:33.793082624</dc:date>
    <meta:editing-duration>P3DT5H44M56S</meta:editing-duration>
    <meta:editing-cycles>183</meta:editing-cycles>
    <meta:generator>LibreOffice/24.2.6.2$Linux_X86_64 LibreOffice_project/420$Build-2</meta:generator>
    <meta:document-statistic meta:table-count="1" meta:image-count="0" meta:object-count="0" meta:page-count="21" meta:paragraph-count="334" meta:word-count="6143" meta:character-count="42355" meta:non-whitespace-character-count="34926"/>
  </office:meta>
</office:document-meta>
</file>